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1E0000001CA923CD75.png" manifest:media-type="image/png"/>
  <manifest:file-entry manifest:full-path="Pictures/10000000000000180000001985DAE2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Numatytasis1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Lentelė1" style:family="table" style:master-page-name="Numatytasis2">
      <style:table-properties style:width="10.8cm" style:page-number="1" fo:break-before="page" table:align="margins"/>
    </style:style>
    <style:style style:name="Lentelė1.A" style:family="table-column">
      <style:table-column-properties style:column-width="3.055cm" style:rel-column-width="18537*"/>
    </style:style>
    <style:style style:name="Lentelė1.B" style:family="table-column">
      <style:table-column-properties style:column-width="5.752cm" style:rel-column-width="34902*"/>
    </style:style>
    <style:style style:name="Lentelė1.C" style:family="table-column">
      <style:table-column-properties style:column-width="1.993cm" style:rel-column-width="12096*"/>
    </style:style>
    <style:style style:name="Lentelė1.A1" style:family="table-cell">
      <style:table-cell-properties fo:padding="0cm" fo:border="none"/>
    </style:style>
    <style:style style:name="Lentelė3" style:family="table" style:master-page-name="Numatytasis3">
      <style:table-properties style:width="10.8cm" style:page-number="1" fo:break-before="page" table:align="margins"/>
    </style:style>
    <style:style style:name="Lentelė3.A" style:family="table-column">
      <style:table-column-properties style:column-width="3.055cm" style:rel-column-width="18537*"/>
    </style:style>
    <style:style style:name="Lentelė3.B" style:family="table-column">
      <style:table-column-properties style:column-width="5.752cm" style:rel-column-width="34902*"/>
    </style:style>
    <style:style style:name="Lentelė3.C" style:family="table-column">
      <style:table-column-properties style:column-width="1.993cm" style:rel-column-width="12096*"/>
    </style:style>
    <style:style style:name="Lentelė3.A1" style:family="table-cell">
      <style:table-cell-properties fo:padding="0cm" fo:border="none"/>
    </style:style>
    <style:style style:name="Lentelė4" style:family="table" style:master-page-name="Numatytasis4">
      <style:table-properties style:width="10.8cm" style:page-number="1" fo:break-before="page" table:align="margins"/>
    </style:style>
    <style:style style:name="Lentelė4.A" style:family="table-column">
      <style:table-column-properties style:column-width="3.055cm" style:rel-column-width="18537*"/>
    </style:style>
    <style:style style:name="Lentelė4.B" style:family="table-column">
      <style:table-column-properties style:column-width="5.752cm" style:rel-column-width="34902*"/>
    </style:style>
    <style:style style:name="Lentelė4.C" style:family="table-column">
      <style:table-column-properties style:column-width="1.993cm" style:rel-column-width="12096*"/>
    </style:style>
    <style:style style:name="Lentelė4.A1" style:family="table-cell">
      <style:table-cell-properties fo:padding="0cm" fo:border="none"/>
    </style:style>
    <style:style style:name="Lentelė5" style:family="table" style:master-page-name="Numatytasis5">
      <style:table-properties style:width="10.8cm" style:page-number="1" fo:break-before="page" table:align="margins"/>
    </style:style>
    <style:style style:name="Lentelė5.A" style:family="table-column">
      <style:table-column-properties style:column-width="3.055cm" style:rel-column-width="18537*"/>
    </style:style>
    <style:style style:name="Lentelė5.B" style:family="table-column">
      <style:table-column-properties style:column-width="5.752cm" style:rel-column-width="34902*"/>
    </style:style>
    <style:style style:name="Lentelė5.C" style:family="table-column">
      <style:table-column-properties style:column-width="1.993cm" style:rel-column-width="12096*"/>
    </style:style>
    <style:style style:name="Lentelė5.A1" style:family="table-cell">
      <style:table-cell-properties fo:padding="0cm" fo:border="none"/>
    </style:style>
    <style:style style:name="Lentelė6" style:family="table" style:master-page-name="Numatytasis6">
      <style:table-properties style:width="10.8cm" style:page-number="1" fo:break-before="page" table:align="margins"/>
    </style:style>
    <style:style style:name="Lentelė6.A" style:family="table-column">
      <style:table-column-properties style:column-width="3.055cm" style:rel-column-width="18537*"/>
    </style:style>
    <style:style style:name="Lentelė6.B" style:family="table-column">
      <style:table-column-properties style:column-width="5.752cm" style:rel-column-width="34902*"/>
    </style:style>
    <style:style style:name="Lentelė6.C" style:family="table-column">
      <style:table-column-properties style:column-width="1.993cm" style:rel-column-width="12096*"/>
    </style:style>
    <style:style style:name="Lentelė6.A1" style:family="table-cell">
      <style:table-cell-properties fo:padding="0cm" fo:border="none"/>
    </style:style>
    <style:style style:name="Lentelė7" style:family="table" style:master-page-name="Numatytasis7">
      <style:table-properties style:width="10.8cm" style:page-number="1" fo:break-before="page" table:align="margins"/>
    </style:style>
    <style:style style:name="Lentelė7.A" style:family="table-column">
      <style:table-column-properties style:column-width="3.055cm" style:rel-column-width="18537*"/>
    </style:style>
    <style:style style:name="Lentelė7.B" style:family="table-column">
      <style:table-column-properties style:column-width="5.752cm" style:rel-column-width="34902*"/>
    </style:style>
    <style:style style:name="Lentelė7.C" style:family="table-column">
      <style:table-column-properties style:column-width="1.993cm" style:rel-column-width="12096*"/>
    </style:style>
    <style:style style:name="Lentelė7.A1" style:family="table-cell">
      <style:table-cell-properties fo:padding="0cm" fo:border="none"/>
    </style:style>
    <style:style style:name="Lentelė8" style:family="table" style:master-page-name="Numatytasis8">
      <style:table-properties style:width="10.8cm" style:page-number="1" fo:break-before="page" table:align="margins"/>
    </style:style>
    <style:style style:name="Lentelė8.A" style:family="table-column">
      <style:table-column-properties style:column-width="3.055cm" style:rel-column-width="18537*"/>
    </style:style>
    <style:style style:name="Lentelė8.B" style:family="table-column">
      <style:table-column-properties style:column-width="5.752cm" style:rel-column-width="34902*"/>
    </style:style>
    <style:style style:name="Lentelė8.C" style:family="table-column">
      <style:table-column-properties style:column-width="1.993cm" style:rel-column-width="12096*"/>
    </style:style>
    <style:style style:name="Lentelė8.A1" style:family="table-cell">
      <style:table-cell-properties fo:padding="0cm" fo:border="none"/>
    </style:style>
    <style:style style:name="Lentelė9" style:family="table" style:master-page-name="Numatytasis9">
      <style:table-properties style:width="10.8cm" style:page-number="1" fo:break-before="page" table:align="margins"/>
    </style:style>
    <style:style style:name="Lentelė9.A" style:family="table-column">
      <style:table-column-properties style:column-width="3.055cm" style:rel-column-width="18537*"/>
    </style:style>
    <style:style style:name="Lentelė9.B" style:family="table-column">
      <style:table-column-properties style:column-width="5.752cm" style:rel-column-width="34902*"/>
    </style:style>
    <style:style style:name="Lentelė9.C" style:family="table-column">
      <style:table-column-properties style:column-width="1.993cm" style:rel-column-width="12096*"/>
    </style:style>
    <style:style style:name="Lentelė9.A1" style:family="table-cell">
      <style:table-cell-properties fo:padding="0cm" fo:border="none"/>
    </style:style>
    <style:style style:name="Lentelė10" style:family="table" style:master-page-name="Numatytasis10">
      <style:table-properties style:width="10.8cm" style:page-number="1" fo:break-before="page" table:align="margins"/>
    </style:style>
    <style:style style:name="Lentelė10.A" style:family="table-column">
      <style:table-column-properties style:column-width="3.055cm" style:rel-column-width="18537*"/>
    </style:style>
    <style:style style:name="Lentelė10.B" style:family="table-column">
      <style:table-column-properties style:column-width="5.752cm" style:rel-column-width="34902*"/>
    </style:style>
    <style:style style:name="Lentelė10.C" style:family="table-column">
      <style:table-column-properties style:column-width="1.993cm" style:rel-column-width="12096*"/>
    </style:style>
    <style:style style:name="Lentelė10.A1" style:family="table-cell">
      <style:table-cell-properties fo:padding="0cm" fo:border="none"/>
    </style:style>
    <style:style style:name="Lentelė11" style:family="table" style:master-page-name="Numatytasis11">
      <style:table-properties style:width="10.8cm" style:page-number="1" fo:break-before="page" table:align="margins"/>
    </style:style>
    <style:style style:name="Lentelė11.A" style:family="table-column">
      <style:table-column-properties style:column-width="3.055cm" style:rel-column-width="18537*"/>
    </style:style>
    <style:style style:name="Lentelė11.B" style:family="table-column">
      <style:table-column-properties style:column-width="5.752cm" style:rel-column-width="34902*"/>
    </style:style>
    <style:style style:name="Lentelė11.C" style:family="table-column">
      <style:table-column-properties style:column-width="1.993cm" style:rel-column-width="12096*"/>
    </style:style>
    <style:style style:name="Lentelė11.A1" style:family="table-cell">
      <style:table-cell-properties fo:padding="0cm" fo:border="none"/>
    </style:style>
    <style:style style:name="Lentelė12" style:family="table" style:master-page-name="Numatytasis12">
      <style:table-properties style:width="10.8cm" style:page-number="1" fo:break-before="page" table:align="margins"/>
    </style:style>
    <style:style style:name="Lentelė12.A" style:family="table-column">
      <style:table-column-properties style:column-width="3.055cm" style:rel-column-width="18537*"/>
    </style:style>
    <style:style style:name="Lentelė12.B" style:family="table-column">
      <style:table-column-properties style:column-width="5.752cm" style:rel-column-width="34902*"/>
    </style:style>
    <style:style style:name="Lentelė12.C" style:family="table-column">
      <style:table-column-properties style:column-width="1.993cm" style:rel-column-width="12096*"/>
    </style:style>
    <style:style style:name="Lentelė12.A1" style:family="table-cell">
      <style:table-cell-properties fo:padding="0cm" fo:border="none"/>
    </style:style>
    <style:style style:name="Lentelė13" style:family="table" style:master-page-name="Numatytasis13">
      <style:table-properties style:width="10.8cm" style:page-number="1" fo:break-before="page" table:align="margins"/>
    </style:style>
    <style:style style:name="Lentelė13.A" style:family="table-column">
      <style:table-column-properties style:column-width="3.055cm" style:rel-column-width="18537*"/>
    </style:style>
    <style:style style:name="Lentelė13.B" style:family="table-column">
      <style:table-column-properties style:column-width="5.752cm" style:rel-column-width="34902*"/>
    </style:style>
    <style:style style:name="Lentelė13.C" style:family="table-column">
      <style:table-column-properties style:column-width="1.993cm" style:rel-column-width="12096*"/>
    </style:style>
    <style:style style:name="Lentelė13.A1" style:family="table-cell">
      <style:table-cell-properties fo:padding="0cm" fo:border="none"/>
    </style:style>
    <style:style style:name="Lentelė14" style:family="table" style:master-page-name="Numatytasis14">
      <style:table-properties style:width="10.8cm" style:page-number="1" fo:break-before="page" table:align="margins"/>
    </style:style>
    <style:style style:name="Lentelė14.A" style:family="table-column">
      <style:table-column-properties style:column-width="3.055cm" style:rel-column-width="18537*"/>
    </style:style>
    <style:style style:name="Lentelė14.B" style:family="table-column">
      <style:table-column-properties style:column-width="5.752cm" style:rel-column-width="34902*"/>
    </style:style>
    <style:style style:name="Lentelė14.C" style:family="table-column">
      <style:table-column-properties style:column-width="1.993cm" style:rel-column-width="12096*"/>
    </style:style>
    <style:style style:name="Lentelė14.A1" style:family="table-cell">
      <style:table-cell-properties fo:padding="0cm" fo:border="none"/>
    </style:style>
    <style:style style:name="Lentelė15" style:family="table" style:master-page-name="Numatytasis15">
      <style:table-properties style:width="10.8cm" style:page-number="1" fo:break-before="page" table:align="margins"/>
    </style:style>
    <style:style style:name="Lentelė15.A" style:family="table-column">
      <style:table-column-properties style:column-width="3.055cm" style:rel-column-width="18537*"/>
    </style:style>
    <style:style style:name="Lentelė15.B" style:family="table-column">
      <style:table-column-properties style:column-width="5.752cm" style:rel-column-width="34902*"/>
    </style:style>
    <style:style style:name="Lentelė15.C" style:family="table-column">
      <style:table-column-properties style:column-width="1.993cm" style:rel-column-width="12096*"/>
    </style:style>
    <style:style style:name="Lentelė15.A1" style:family="table-cell">
      <style:table-cell-properties fo:padding="0cm" fo:border="none"/>
    </style:style>
    <style:style style:name="Lentelė16" style:family="table" style:master-page-name="Numatytasis16">
      <style:table-properties style:width="10.8cm" style:page-number="1" fo:break-before="page" table:align="margins"/>
    </style:style>
    <style:style style:name="Lentelė16.A" style:family="table-column">
      <style:table-column-properties style:column-width="3.055cm" style:rel-column-width="18537*"/>
    </style:style>
    <style:style style:name="Lentelė16.B" style:family="table-column">
      <style:table-column-properties style:column-width="5.752cm" style:rel-column-width="34902*"/>
    </style:style>
    <style:style style:name="Lentelė16.C" style:family="table-column">
      <style:table-column-properties style:column-width="1.993cm" style:rel-column-width="12096*"/>
    </style:style>
    <style:style style:name="Lentelė16.A1" style:family="table-cell">
      <style:table-cell-properties fo:padding="0cm" fo:border="none"/>
    </style:style>
    <style:style style:name="Lentelė17" style:family="table" style:master-page-name="Numatytasis17">
      <style:table-properties style:width="10.8cm" style:page-number="1" fo:break-before="page" table:align="margins"/>
    </style:style>
    <style:style style:name="Lentelė17.A" style:family="table-column">
      <style:table-column-properties style:column-width="3.055cm" style:rel-column-width="18537*"/>
    </style:style>
    <style:style style:name="Lentelė17.B" style:family="table-column">
      <style:table-column-properties style:column-width="5.752cm" style:rel-column-width="34902*"/>
    </style:style>
    <style:style style:name="Lentelė17.C" style:family="table-column">
      <style:table-column-properties style:column-width="1.993cm" style:rel-column-width="12096*"/>
    </style:style>
    <style:style style:name="Lentelė17.A1" style:family="table-cell">
      <style:table-cell-properties fo:padding="0cm" fo:border="none"/>
    </style:style>
    <style:style style:name="Lentelė18" style:family="table" style:master-page-name="Numatytasis18">
      <style:table-properties style:width="10.8cm" style:page-number="1" fo:break-before="page" table:align="margins"/>
    </style:style>
    <style:style style:name="Lentelė18.A" style:family="table-column">
      <style:table-column-properties style:column-width="3.055cm" style:rel-column-width="18537*"/>
    </style:style>
    <style:style style:name="Lentelė18.B" style:family="table-column">
      <style:table-column-properties style:column-width="5.752cm" style:rel-column-width="34902*"/>
    </style:style>
    <style:style style:name="Lentelė18.C" style:family="table-column">
      <style:table-column-properties style:column-width="1.993cm" style:rel-column-width="12096*"/>
    </style:style>
    <style:style style:name="Lentelė18.A1" style:family="table-cell">
      <style:table-cell-properties fo:padding="0cm" fo:border="none"/>
    </style:style>
    <style:style style:name="Lentelė19" style:family="table" style:master-page-name="Numatytasis19">
      <style:table-properties style:width="10.8cm" style:page-number="1" fo:break-before="page" table:align="margins"/>
    </style:style>
    <style:style style:name="Lentelė19.A" style:family="table-column">
      <style:table-column-properties style:column-width="3.055cm" style:rel-column-width="18537*"/>
    </style:style>
    <style:style style:name="Lentelė19.B" style:family="table-column">
      <style:table-column-properties style:column-width="5.752cm" style:rel-column-width="34902*"/>
    </style:style>
    <style:style style:name="Lentelė19.C" style:family="table-column">
      <style:table-column-properties style:column-width="1.993cm" style:rel-column-width="12096*"/>
    </style:style>
    <style:style style:name="Lentelė19.A1" style:family="table-cell">
      <style:table-cell-properties fo:padding="0cm" fo:border="none"/>
    </style:style>
    <style:style style:name="Lentelė20" style:family="table" style:master-page-name="Numatytasis20">
      <style:table-properties style:width="10.8cm" style:page-number="1" fo:break-before="page" table:align="margins"/>
    </style:style>
    <style:style style:name="Lentelė20.A" style:family="table-column">
      <style:table-column-properties style:column-width="3.055cm" style:rel-column-width="18537*"/>
    </style:style>
    <style:style style:name="Lentelė20.B" style:family="table-column">
      <style:table-column-properties style:column-width="5.752cm" style:rel-column-width="34902*"/>
    </style:style>
    <style:style style:name="Lentelė20.C" style:family="table-column">
      <style:table-column-properties style:column-width="1.993cm" style:rel-column-width="12096*"/>
    </style:style>
    <style:style style:name="Lentelė20.A1" style:family="table-cell">
      <style:table-cell-properties fo:padding="0cm" fo:border="none"/>
    </style:style>
    <style:style style:name="Lentelė21" style:family="table" style:master-page-name="Numatytasis21">
      <style:table-properties style:width="10.8cm" style:page-number="1" fo:break-before="page" table:align="margins"/>
    </style:style>
    <style:style style:name="Lentelė21.A" style:family="table-column">
      <style:table-column-properties style:column-width="3.055cm" style:rel-column-width="18537*"/>
    </style:style>
    <style:style style:name="Lentelė21.B" style:family="table-column">
      <style:table-column-properties style:column-width="5.752cm" style:rel-column-width="34902*"/>
    </style:style>
    <style:style style:name="Lentelė21.C" style:family="table-column">
      <style:table-column-properties style:column-width="1.993cm" style:rel-column-width="12096*"/>
    </style:style>
    <style:style style:name="Lentelė21.A1" style:family="table-cell">
      <style:table-cell-properties fo:padding="0cm" fo:border="none"/>
    </style:style>
    <style:style style:name="Lentelė22" style:family="table" style:master-page-name="Numatytasis22">
      <style:table-properties style:width="10.8cm" style:page-number="1" fo:break-before="page" table:align="margins"/>
    </style:style>
    <style:style style:name="Lentelė22.A" style:family="table-column">
      <style:table-column-properties style:column-width="3.055cm" style:rel-column-width="18537*"/>
    </style:style>
    <style:style style:name="Lentelė22.B" style:family="table-column">
      <style:table-column-properties style:column-width="5.752cm" style:rel-column-width="34902*"/>
    </style:style>
    <style:style style:name="Lentelė22.C" style:family="table-column">
      <style:table-column-properties style:column-width="1.993cm" style:rel-column-width="12096*"/>
    </style:style>
    <style:style style:name="Lentelė22.A1" style:family="table-cell">
      <style:table-cell-properties fo:padding="0cm" fo:border="none"/>
    </style:style>
    <style:style style:name="Lentelė23" style:family="table" style:master-page-name="Numatytasis23">
      <style:table-properties style:width="10.8cm" style:page-number="1" fo:break-before="page" table:align="margins"/>
    </style:style>
    <style:style style:name="Lentelė23.A" style:family="table-column">
      <style:table-column-properties style:column-width="3.055cm" style:rel-column-width="18537*"/>
    </style:style>
    <style:style style:name="Lentelė23.B" style:family="table-column">
      <style:table-column-properties style:column-width="5.752cm" style:rel-column-width="34902*"/>
    </style:style>
    <style:style style:name="Lentelė23.C" style:family="table-column">
      <style:table-column-properties style:column-width="1.993cm" style:rel-column-width="12096*"/>
    </style:style>
    <style:style style:name="Lentelė23.A1" style:family="table-cell">
      <style:table-cell-properties fo:padding="0cm" fo:border="none"/>
    </style:style>
    <style:style style:name="Lentelė24" style:family="table" style:master-page-name="Numatytasis24">
      <style:table-properties style:width="10.8cm" style:page-number="1" fo:break-before="page" table:align="margins"/>
    </style:style>
    <style:style style:name="Lentelė24.A" style:family="table-column">
      <style:table-column-properties style:column-width="3.055cm" style:rel-column-width="18537*"/>
    </style:style>
    <style:style style:name="Lentelė24.B" style:family="table-column">
      <style:table-column-properties style:column-width="5.752cm" style:rel-column-width="34902*"/>
    </style:style>
    <style:style style:name="Lentelė24.C" style:family="table-column">
      <style:table-column-properties style:column-width="1.993cm" style:rel-column-width="12096*"/>
    </style:style>
    <style:style style:name="Lentelė24.A1" style:family="table-cell">
      <style:table-cell-properties fo:padding="0cm" fo:border="none"/>
    </style:style>
    <style:style style:name="Lentelė25" style:family="table" style:master-page-name="Numatytasis25">
      <style:table-properties style:width="10.8cm" style:page-number="1" fo:break-before="page" table:align="margins"/>
    </style:style>
    <style:style style:name="Lentelė25.A" style:family="table-column">
      <style:table-column-properties style:column-width="3.055cm" style:rel-column-width="18537*"/>
    </style:style>
    <style:style style:name="Lentelė25.B" style:family="table-column">
      <style:table-column-properties style:column-width="5.752cm" style:rel-column-width="34902*"/>
    </style:style>
    <style:style style:name="Lentelė25.C" style:family="table-column">
      <style:table-column-properties style:column-width="1.993cm" style:rel-column-width="12096*"/>
    </style:style>
    <style:style style:name="Lentelė25.A1" style:family="table-cell">
      <style:table-cell-properties fo:padding="0cm" fo:border="none"/>
    </style:style>
    <style:style style:name="Lentelė26" style:family="table" style:master-page-name="Numatytasis26">
      <style:table-properties style:width="10.8cm" style:page-number="1" fo:break-before="page" table:align="margins"/>
    </style:style>
    <style:style style:name="Lentelė26.A" style:family="table-column">
      <style:table-column-properties style:column-width="3.055cm" style:rel-column-width="18537*"/>
    </style:style>
    <style:style style:name="Lentelė26.B" style:family="table-column">
      <style:table-column-properties style:column-width="5.752cm" style:rel-column-width="34902*"/>
    </style:style>
    <style:style style:name="Lentelė26.C" style:family="table-column">
      <style:table-column-properties style:column-width="1.993cm" style:rel-column-width="12096*"/>
    </style:style>
    <style:style style:name="Lentelė26.A1" style:family="table-cell">
      <style:table-cell-properties fo:padding="0cm" fo:border="none"/>
    </style:style>
    <style:style style:name="Lentelė27" style:family="table" style:master-page-name="Numatytasis27">
      <style:table-properties style:width="10.8cm" style:page-number="1" fo:break-before="page" table:align="margins"/>
    </style:style>
    <style:style style:name="Lentelė27.A" style:family="table-column">
      <style:table-column-properties style:column-width="3.055cm" style:rel-column-width="18537*"/>
    </style:style>
    <style:style style:name="Lentelė27.B" style:family="table-column">
      <style:table-column-properties style:column-width="5.752cm" style:rel-column-width="34902*"/>
    </style:style>
    <style:style style:name="Lentelė27.C" style:family="table-column">
      <style:table-column-properties style:column-width="1.993cm" style:rel-column-width="12096*"/>
    </style:style>
    <style:style style:name="Lentelė27.A1" style:family="table-cell">
      <style:table-cell-properties fo:padding="0cm" fo:border="none"/>
    </style:style>
    <style:style style:name="Lentelė28" style:family="table" style:master-page-name="Numatytasis28">
      <style:table-properties style:width="10.8cm" style:page-number="1" fo:break-before="page" table:align="margins"/>
    </style:style>
    <style:style style:name="Lentelė28.A" style:family="table-column">
      <style:table-column-properties style:column-width="3.055cm" style:rel-column-width="18537*"/>
    </style:style>
    <style:style style:name="Lentelė28.B" style:family="table-column">
      <style:table-column-properties style:column-width="5.752cm" style:rel-column-width="34902*"/>
    </style:style>
    <style:style style:name="Lentelė28.C" style:family="table-column">
      <style:table-column-properties style:column-width="1.993cm" style:rel-column-width="12096*"/>
    </style:style>
    <style:style style:name="Lentelė28.A1" style:family="table-cell">
      <style:table-cell-properties fo:padding="0cm" fo:border="none"/>
    </style:style>
    <style:style style:name="Lentelė29" style:family="table" style:master-page-name="Numatytasis29">
      <style:table-properties style:width="10.8cm" style:page-number="1" fo:break-before="page" table:align="margins"/>
    </style:style>
    <style:style style:name="Lentelė29.A" style:family="table-column">
      <style:table-column-properties style:column-width="3.055cm" style:rel-column-width="18537*"/>
    </style:style>
    <style:style style:name="Lentelė29.B" style:family="table-column">
      <style:table-column-properties style:column-width="5.752cm" style:rel-column-width="34902*"/>
    </style:style>
    <style:style style:name="Lentelė29.C" style:family="table-column">
      <style:table-column-properties style:column-width="1.993cm" style:rel-column-width="12096*"/>
    </style:style>
    <style:style style:name="Lentelė29.A1" style:family="table-cell">
      <style:table-cell-properties fo:padding="0cm" fo:border="none"/>
    </style:style>
    <style:style style:name="Lentelė30" style:family="table" style:master-page-name="Numatytasis30">
      <style:table-properties style:width="10.8cm" style:page-number="1" fo:break-before="page" table:align="margins"/>
    </style:style>
    <style:style style:name="Lentelė30.A" style:family="table-column">
      <style:table-column-properties style:column-width="3.055cm" style:rel-column-width="18537*"/>
    </style:style>
    <style:style style:name="Lentelė30.B" style:family="table-column">
      <style:table-column-properties style:column-width="5.752cm" style:rel-column-width="34902*"/>
    </style:style>
    <style:style style:name="Lentelė30.C" style:family="table-column">
      <style:table-column-properties style:column-width="1.993cm" style:rel-column-width="12096*"/>
    </style:style>
    <style:style style:name="Lentelė30.A1" style:family="table-cell">
      <style:table-cell-properties fo:padding="0cm" fo:border="none"/>
    </style:style>
    <style:style style:name="Lentelė31" style:family="table" style:master-page-name="Numatytasis31">
      <style:table-properties style:width="10.8cm" style:page-number="1" fo:break-before="page" table:align="margins"/>
    </style:style>
    <style:style style:name="Lentelė31.A" style:family="table-column">
      <style:table-column-properties style:column-width="3.055cm" style:rel-column-width="18537*"/>
    </style:style>
    <style:style style:name="Lentelė31.B" style:family="table-column">
      <style:table-column-properties style:column-width="5.752cm" style:rel-column-width="34902*"/>
    </style:style>
    <style:style style:name="Lentelė31.C" style:family="table-column">
      <style:table-column-properties style:column-width="1.993cm" style:rel-column-width="12096*"/>
    </style:style>
    <style:style style:name="Lentelė31.A1" style:family="table-cell">
      <style:table-cell-properties fo:padding="0cm" fo:border="none"/>
    </style:style>
    <style:style style:name="Lentelė32" style:family="table" style:master-page-name="Numatytasis32">
      <style:table-properties style:width="10.8cm" style:page-number="1" fo:break-before="page" table:align="margins"/>
    </style:style>
    <style:style style:name="Lentelė32.A" style:family="table-column">
      <style:table-column-properties style:column-width="3.055cm" style:rel-column-width="18537*"/>
    </style:style>
    <style:style style:name="Lentelė32.B" style:family="table-column">
      <style:table-column-properties style:column-width="5.752cm" style:rel-column-width="34902*"/>
    </style:style>
    <style:style style:name="Lentelė32.C" style:family="table-column">
      <style:table-column-properties style:column-width="1.993cm" style:rel-column-width="12096*"/>
    </style:style>
    <style:style style:name="Lentelė32.A1" style:family="table-cell">
      <style:table-cell-properties fo:padding="0cm" fo:border="none"/>
    </style:style>
    <style:style style:name="Lentelė33" style:family="table" style:master-page-name="Numatytasis33">
      <style:table-properties style:width="10.8cm" style:page-number="1" fo:break-before="page" table:align="margins"/>
    </style:style>
    <style:style style:name="Lentelė33.A" style:family="table-column">
      <style:table-column-properties style:column-width="3.055cm" style:rel-column-width="18537*"/>
    </style:style>
    <style:style style:name="Lentelė33.B" style:family="table-column">
      <style:table-column-properties style:column-width="5.752cm" style:rel-column-width="34902*"/>
    </style:style>
    <style:style style:name="Lentelė33.C" style:family="table-column">
      <style:table-column-properties style:column-width="1.993cm" style:rel-column-width="12096*"/>
    </style:style>
    <style:style style:name="Lentelė33.A1" style:family="table-cell">
      <style:table-cell-properties fo:padding="0cm" fo:border="none"/>
    </style:style>
    <style:style style:name="Lentelė34" style:family="table" style:master-page-name="Numatytasis34">
      <style:table-properties style:width="10.8cm" style:page-number="1" fo:break-before="page" table:align="margins"/>
    </style:style>
    <style:style style:name="Lentelė34.A" style:family="table-column">
      <style:table-column-properties style:column-width="3.055cm" style:rel-column-width="18537*"/>
    </style:style>
    <style:style style:name="Lentelė34.B" style:family="table-column">
      <style:table-column-properties style:column-width="5.752cm" style:rel-column-width="34902*"/>
    </style:style>
    <style:style style:name="Lentelė34.C" style:family="table-column">
      <style:table-column-properties style:column-width="1.993cm" style:rel-column-width="12096*"/>
    </style:style>
    <style:style style:name="Lentelė34.A1" style:family="table-cell">
      <style:table-cell-properties fo:padding="0cm" fo:border="none"/>
    </style:style>
    <style:style style:name="Lentelė35" style:family="table" style:master-page-name="Numatytasis35">
      <style:table-properties style:width="10.8cm" style:page-number="1" fo:break-before="page" table:align="margins"/>
    </style:style>
    <style:style style:name="Lentelė35.A" style:family="table-column">
      <style:table-column-properties style:column-width="3.055cm" style:rel-column-width="18537*"/>
    </style:style>
    <style:style style:name="Lentelė35.B" style:family="table-column">
      <style:table-column-properties style:column-width="5.752cm" style:rel-column-width="34902*"/>
    </style:style>
    <style:style style:name="Lentelė35.C" style:family="table-column">
      <style:table-column-properties style:column-width="1.993cm" style:rel-column-width="12096*"/>
    </style:style>
    <style:style style:name="Lentelė35.A1" style:family="table-cell">
      <style:table-cell-properties fo:padding="0cm" fo:border="none"/>
    </style:style>
    <style:style style:name="Lentelė36" style:family="table" style:master-page-name="Numatytasis36">
      <style:table-properties style:width="10.8cm" style:page-number="1" fo:break-before="page" table:align="margins"/>
    </style:style>
    <style:style style:name="Lentelė36.A" style:family="table-column">
      <style:table-column-properties style:column-width="3.055cm" style:rel-column-width="18537*"/>
    </style:style>
    <style:style style:name="Lentelė36.B" style:family="table-column">
      <style:table-column-properties style:column-width="5.752cm" style:rel-column-width="34902*"/>
    </style:style>
    <style:style style:name="Lentelė36.C" style:family="table-column">
      <style:table-column-properties style:column-width="1.993cm" style:rel-column-width="12096*"/>
    </style:style>
    <style:style style:name="Lentelė36.A1" style:family="table-cell">
      <style:table-cell-properties fo:padding="0cm" fo:border="none"/>
    </style:style>
    <style:style style:name="Lentelė37" style:family="table" style:master-page-name="Numatytasis37">
      <style:table-properties style:width="10.8cm" style:page-number="1" fo:break-before="page" table:align="margins"/>
    </style:style>
    <style:style style:name="Lentelė37.A" style:family="table-column">
      <style:table-column-properties style:column-width="3.055cm" style:rel-column-width="18537*"/>
    </style:style>
    <style:style style:name="Lentelė37.B" style:family="table-column">
      <style:table-column-properties style:column-width="5.752cm" style:rel-column-width="34902*"/>
    </style:style>
    <style:style style:name="Lentelė37.C" style:family="table-column">
      <style:table-column-properties style:column-width="1.993cm" style:rel-column-width="12096*"/>
    </style:style>
    <style:style style:name="Lentelė37.A1" style:family="table-cell">
      <style:table-cell-properties fo:padding="0cm" fo:border="none"/>
    </style:style>
    <style:style style:name="Lentelė38" style:family="table" style:master-page-name="Numatytasis38">
      <style:table-properties style:width="10.8cm" style:page-number="1" fo:break-before="page" table:align="margins"/>
    </style:style>
    <style:style style:name="Lentelė38.A" style:family="table-column">
      <style:table-column-properties style:column-width="3.055cm" style:rel-column-width="18537*"/>
    </style:style>
    <style:style style:name="Lentelė38.B" style:family="table-column">
      <style:table-column-properties style:column-width="5.752cm" style:rel-column-width="34902*"/>
    </style:style>
    <style:style style:name="Lentelė38.C" style:family="table-column">
      <style:table-column-properties style:column-width="1.993cm" style:rel-column-width="12096*"/>
    </style:style>
    <style:style style:name="Lentelė38.A1" style:family="table-cell">
      <style:table-cell-properties fo:padding="0cm" fo:border="none"/>
    </style:style>
    <style:style style:name="Lentelė39" style:family="table" style:master-page-name="Numatytasis39">
      <style:table-properties style:width="10.8cm" style:page-number="1" fo:break-before="page" table:align="margins"/>
    </style:style>
    <style:style style:name="Lentelė39.A" style:family="table-column">
      <style:table-column-properties style:column-width="3.055cm" style:rel-column-width="18537*"/>
    </style:style>
    <style:style style:name="Lentelė39.B" style:family="table-column">
      <style:table-column-properties style:column-width="5.752cm" style:rel-column-width="34902*"/>
    </style:style>
    <style:style style:name="Lentelė39.C" style:family="table-column">
      <style:table-column-properties style:column-width="1.993cm" style:rel-column-width="12096*"/>
    </style:style>
    <style:style style:name="Lentelė39.A1" style:family="table-cell">
      <style:table-cell-properties fo:padding="0cm" fo:border="none"/>
    </style:style>
    <style:style style:name="Lentelė40" style:family="table" style:master-page-name="Numatytasis40">
      <style:table-properties style:width="10.8cm" style:page-number="1" fo:break-before="page" table:align="margins"/>
    </style:style>
    <style:style style:name="Lentelė40.A" style:family="table-column">
      <style:table-column-properties style:column-width="3.055cm" style:rel-column-width="18537*"/>
    </style:style>
    <style:style style:name="Lentelė40.B" style:family="table-column">
      <style:table-column-properties style:column-width="5.752cm" style:rel-column-width="34902*"/>
    </style:style>
    <style:style style:name="Lentelė40.C" style:family="table-column">
      <style:table-column-properties style:column-width="1.993cm" style:rel-column-width="12096*"/>
    </style:style>
    <style:style style:name="Lentelė40.A1" style:family="table-cell">
      <style:table-cell-properties fo:padding="0cm" fo:border="none"/>
    </style:style>
    <style:style style:name="Lentelė41" style:family="table" style:master-page-name="Numatytasis41">
      <style:table-properties style:width="10.8cm" style:page-number="1" fo:break-before="page" table:align="margins"/>
    </style:style>
    <style:style style:name="Lentelė41.A" style:family="table-column">
      <style:table-column-properties style:column-width="3.055cm" style:rel-column-width="18537*"/>
    </style:style>
    <style:style style:name="Lentelė41.B" style:family="table-column">
      <style:table-column-properties style:column-width="5.752cm" style:rel-column-width="34902*"/>
    </style:style>
    <style:style style:name="Lentelė41.C" style:family="table-column">
      <style:table-column-properties style:column-width="1.993cm" style:rel-column-width="12096*"/>
    </style:style>
    <style:style style:name="Lentelė41.A1" style:family="table-cell">
      <style:table-cell-properties fo:padding="0cm" fo:border="none"/>
    </style:style>
    <style:style style:name="Lentelė42" style:family="table" style:master-page-name="Numatytasis42">
      <style:table-properties style:width="10.8cm" style:page-number="1" fo:break-before="page" table:align="margins"/>
    </style:style>
    <style:style style:name="Lentelė42.A" style:family="table-column">
      <style:table-column-properties style:column-width="3.055cm" style:rel-column-width="18537*"/>
    </style:style>
    <style:style style:name="Lentelė42.B" style:family="table-column">
      <style:table-column-properties style:column-width="5.752cm" style:rel-column-width="34902*"/>
    </style:style>
    <style:style style:name="Lentelė42.C" style:family="table-column">
      <style:table-column-properties style:column-width="1.993cm" style:rel-column-width="12096*"/>
    </style:style>
    <style:style style:name="Lentelė42.A1" style:family="table-cell">
      <style:table-cell-properties fo:padding="0cm" fo:border="none"/>
    </style:style>
    <style:style style:name="Lentelė43" style:family="table" style:master-page-name="Numatytasis43">
      <style:table-properties style:width="10.8cm" style:page-number="1" fo:break-before="page" table:align="margins"/>
    </style:style>
    <style:style style:name="Lentelė43.A" style:family="table-column">
      <style:table-column-properties style:column-width="3.055cm" style:rel-column-width="18537*"/>
    </style:style>
    <style:style style:name="Lentelė43.B" style:family="table-column">
      <style:table-column-properties style:column-width="5.752cm" style:rel-column-width="34902*"/>
    </style:style>
    <style:style style:name="Lentelė43.C" style:family="table-column">
      <style:table-column-properties style:column-width="1.993cm" style:rel-column-width="12096*"/>
    </style:style>
    <style:style style:name="Lentelė43.A1" style:family="table-cell">
      <style:table-cell-properties fo:padding="0cm" fo:border="none"/>
    </style:style>
    <style:style style:name="Lentelė44" style:family="table" style:master-page-name="Numatytasis44">
      <style:table-properties style:width="10.8cm" style:page-number="1" fo:break-before="page" table:align="margins"/>
    </style:style>
    <style:style style:name="Lentelė44.A" style:family="table-column">
      <style:table-column-properties style:column-width="3.055cm" style:rel-column-width="18537*"/>
    </style:style>
    <style:style style:name="Lentelė44.B" style:family="table-column">
      <style:table-column-properties style:column-width="5.752cm" style:rel-column-width="34902*"/>
    </style:style>
    <style:style style:name="Lentelė44.C" style:family="table-column">
      <style:table-column-properties style:column-width="1.993cm" style:rel-column-width="12096*"/>
    </style:style>
    <style:style style:name="Lentelė44.A1" style:family="table-cell">
      <style:table-cell-properties fo:padding="0cm" fo:border="none"/>
    </style:style>
    <style:style style:name="Lentelė45" style:family="table" style:master-page-name="Numatytasis45">
      <style:table-properties style:width="10.8cm" style:page-number="1" fo:break-before="page" table:align="margins"/>
    </style:style>
    <style:style style:name="Lentelė45.A" style:family="table-column">
      <style:table-column-properties style:column-width="3.055cm" style:rel-column-width="18537*"/>
    </style:style>
    <style:style style:name="Lentelė45.B" style:family="table-column">
      <style:table-column-properties style:column-width="5.752cm" style:rel-column-width="34902*"/>
    </style:style>
    <style:style style:name="Lentelė45.C" style:family="table-column">
      <style:table-column-properties style:column-width="1.993cm" style:rel-column-width="12096*"/>
    </style:style>
    <style:style style:name="Lentelė45.A1" style:family="table-cell">
      <style:table-cell-properties fo:padding="0cm" fo:border="none"/>
    </style:style>
    <style:style style:name="Lentelė46" style:family="table" style:master-page-name="Numatytasis46">
      <style:table-properties style:width="10.8cm" style:page-number="1" fo:break-before="page" table:align="margins"/>
    </style:style>
    <style:style style:name="Lentelė46.A" style:family="table-column">
      <style:table-column-properties style:column-width="3.055cm" style:rel-column-width="18537*"/>
    </style:style>
    <style:style style:name="Lentelė46.B" style:family="table-column">
      <style:table-column-properties style:column-width="5.752cm" style:rel-column-width="34902*"/>
    </style:style>
    <style:style style:name="Lentelė46.C" style:family="table-column">
      <style:table-column-properties style:column-width="1.993cm" style:rel-column-width="12096*"/>
    </style:style>
    <style:style style:name="Lentelė46.A1" style:family="table-cell">
      <style:table-cell-properties fo:padding="0cm" fo:border="none"/>
    </style:style>
    <style:style style:name="Lentelė47" style:family="table" style:master-page-name="Numatytasis47">
      <style:table-properties style:width="10.8cm" style:page-number="1" fo:break-before="page" table:align="margins"/>
    </style:style>
    <style:style style:name="Lentelė47.A" style:family="table-column">
      <style:table-column-properties style:column-width="3.055cm" style:rel-column-width="18537*"/>
    </style:style>
    <style:style style:name="Lentelė47.B" style:family="table-column">
      <style:table-column-properties style:column-width="5.752cm" style:rel-column-width="34902*"/>
    </style:style>
    <style:style style:name="Lentelė47.C" style:family="table-column">
      <style:table-column-properties style:column-width="1.993cm" style:rel-column-width="12096*"/>
    </style:style>
    <style:style style:name="Lentelė47.A1" style:family="table-cell">
      <style:table-cell-properties fo:padding="0cm" fo:border="none"/>
    </style:style>
    <style:style style:name="Lentelė48" style:family="table" style:master-page-name="Numatytasis48">
      <style:table-properties style:width="10.8cm" style:page-number="1" fo:break-before="page" table:align="margins"/>
    </style:style>
    <style:style style:name="Lentelė48.A" style:family="table-column">
      <style:table-column-properties style:column-width="3.055cm" style:rel-column-width="18537*"/>
    </style:style>
    <style:style style:name="Lentelė48.B" style:family="table-column">
      <style:table-column-properties style:column-width="5.752cm" style:rel-column-width="34902*"/>
    </style:style>
    <style:style style:name="Lentelė48.C" style:family="table-column">
      <style:table-column-properties style:column-width="1.993cm" style:rel-column-width="12096*"/>
    </style:style>
    <style:style style:name="Lentelė48.A1" style:family="table-cell">
      <style:table-cell-properties fo:padding="0cm" fo:border="none"/>
    </style:style>
    <style:style style:name="Lentelė49" style:family="table" style:master-page-name="Numatytasis49">
      <style:table-properties style:width="10.8cm" style:page-number="1" fo:break-before="page" table:align="margins"/>
    </style:style>
    <style:style style:name="Lentelė49.A" style:family="table-column">
      <style:table-column-properties style:column-width="3.055cm" style:rel-column-width="18537*"/>
    </style:style>
    <style:style style:name="Lentelė49.B" style:family="table-column">
      <style:table-column-properties style:column-width="5.752cm" style:rel-column-width="34902*"/>
    </style:style>
    <style:style style:name="Lentelė49.C" style:family="table-column">
      <style:table-column-properties style:column-width="1.993cm" style:rel-column-width="12096*"/>
    </style:style>
    <style:style style:name="Lentelė49.A1" style:family="table-cell">
      <style:table-cell-properties fo:padding="0cm" fo:border="none"/>
    </style:style>
    <style:style style:name="Lentelė50" style:family="table" style:master-page-name="Numatytasis50">
      <style:table-properties style:width="10.8cm" style:page-number="1" fo:break-before="page" table:align="margins"/>
    </style:style>
    <style:style style:name="Lentelė50.A" style:family="table-column">
      <style:table-column-properties style:column-width="3.055cm" style:rel-column-width="18537*"/>
    </style:style>
    <style:style style:name="Lentelė50.B" style:family="table-column">
      <style:table-column-properties style:column-width="5.752cm" style:rel-column-width="34902*"/>
    </style:style>
    <style:style style:name="Lentelė50.C" style:family="table-column">
      <style:table-column-properties style:column-width="1.993cm" style:rel-column-width="12096*"/>
    </style:style>
    <style:style style:name="Lentelė50.A1" style:family="table-cell">
      <style:table-cell-properties fo:padding="0cm" fo:border="none"/>
    </style:style>
    <style:style style:name="Lentelė51" style:family="table" style:master-page-name="Numatytasis51">
      <style:table-properties style:width="10.8cm" style:page-number="1" fo:break-before="page" table:align="margins"/>
    </style:style>
    <style:style style:name="Lentelė51.A" style:family="table-column">
      <style:table-column-properties style:column-width="3.055cm" style:rel-column-width="18537*"/>
    </style:style>
    <style:style style:name="Lentelė51.B" style:family="table-column">
      <style:table-column-properties style:column-width="5.752cm" style:rel-column-width="34902*"/>
    </style:style>
    <style:style style:name="Lentelė51.C" style:family="table-column">
      <style:table-column-properties style:column-width="1.993cm" style:rel-column-width="12096*"/>
    </style:style>
    <style:style style:name="Lentelė51.A1" style:family="table-cell">
      <style:table-cell-properties fo:padding="0cm" fo:border="none"/>
    </style:style>
    <style:style style:name="Lentelė52" style:family="table" style:master-page-name="Numatytasis52">
      <style:table-properties style:width="10.8cm" style:page-number="1" fo:break-before="page" table:align="margins"/>
    </style:style>
    <style:style style:name="Lentelė52.A" style:family="table-column">
      <style:table-column-properties style:column-width="3.055cm" style:rel-column-width="18537*"/>
    </style:style>
    <style:style style:name="Lentelė52.B" style:family="table-column">
      <style:table-column-properties style:column-width="5.752cm" style:rel-column-width="34902*"/>
    </style:style>
    <style:style style:name="Lentelė52.C" style:family="table-column">
      <style:table-column-properties style:column-width="1.993cm" style:rel-column-width="12096*"/>
    </style:style>
    <style:style style:name="Lentelė52.A1" style:family="table-cell">
      <style:table-cell-properties fo:padding="0cm" fo:border="none"/>
    </style:style>
    <style:style style:name="Lentelė53" style:family="table" style:master-page-name="Numatytasis53">
      <style:table-properties style:width="10.8cm" style:page-number="1" fo:break-before="page" table:align="margins"/>
    </style:style>
    <style:style style:name="Lentelė53.A" style:family="table-column">
      <style:table-column-properties style:column-width="3.055cm" style:rel-column-width="18537*"/>
    </style:style>
    <style:style style:name="Lentelė53.B" style:family="table-column">
      <style:table-column-properties style:column-width="5.752cm" style:rel-column-width="34902*"/>
    </style:style>
    <style:style style:name="Lentelė53.C" style:family="table-column">
      <style:table-column-properties style:column-width="1.993cm" style:rel-column-width="12096*"/>
    </style:style>
    <style:style style:name="Lentelė53.A1" style:family="table-cell">
      <style:table-cell-properties fo:padding="0cm" fo:border="none"/>
    </style:style>
    <style:style style:name="Lentelė54" style:family="table" style:master-page-name="Numatytasis54">
      <style:table-properties style:width="10.8cm" style:page-number="1" fo:break-before="page" table:align="margins"/>
    </style:style>
    <style:style style:name="Lentelė54.A" style:family="table-column">
      <style:table-column-properties style:column-width="3.055cm" style:rel-column-width="18537*"/>
    </style:style>
    <style:style style:name="Lentelė54.B" style:family="table-column">
      <style:table-column-properties style:column-width="5.752cm" style:rel-column-width="34902*"/>
    </style:style>
    <style:style style:name="Lentelė54.C" style:family="table-column">
      <style:table-column-properties style:column-width="1.993cm" style:rel-column-width="12096*"/>
    </style:style>
    <style:style style:name="Lentelė54.A1" style:family="table-cell">
      <style:table-cell-properties fo:padding="0cm" fo:border="none"/>
    </style:style>
    <style:style style:name="Lentelė55" style:family="table" style:master-page-name="Numatytasis55">
      <style:table-properties style:width="10.8cm" style:page-number="1" fo:break-before="page" table:align="margins"/>
    </style:style>
    <style:style style:name="Lentelė55.A" style:family="table-column">
      <style:table-column-properties style:column-width="3.055cm" style:rel-column-width="18537*"/>
    </style:style>
    <style:style style:name="Lentelė55.B" style:family="table-column">
      <style:table-column-properties style:column-width="5.752cm" style:rel-column-width="34902*"/>
    </style:style>
    <style:style style:name="Lentelė55.C" style:family="table-column">
      <style:table-column-properties style:column-width="1.993cm" style:rel-column-width="12096*"/>
    </style:style>
    <style:style style:name="Lentelė55.A1" style:family="table-cell">
      <style:table-cell-properties fo:padding="0cm" fo:border="none"/>
    </style:style>
    <style:style style:name="Lentelė56" style:family="table" style:master-page-name="Numatytasis56">
      <style:table-properties style:width="10.8cm" style:page-number="1" fo:break-before="page" table:align="margins"/>
    </style:style>
    <style:style style:name="Lentelė56.A" style:family="table-column">
      <style:table-column-properties style:column-width="3.055cm" style:rel-column-width="18537*"/>
    </style:style>
    <style:style style:name="Lentelė56.B" style:family="table-column">
      <style:table-column-properties style:column-width="5.752cm" style:rel-column-width="34902*"/>
    </style:style>
    <style:style style:name="Lentelė56.C" style:family="table-column">
      <style:table-column-properties style:column-width="1.993cm" style:rel-column-width="12096*"/>
    </style:style>
    <style:style style:name="Lentelė56.A1" style:family="table-cell">
      <style:table-cell-properties fo:padding="0cm" fo:border="none"/>
    </style:style>
    <style:style style:name="Lentelė57" style:family="table" style:master-page-name="Numatytasis57">
      <style:table-properties style:width="10.8cm" style:page-number="1" fo:break-before="page" table:align="margins"/>
    </style:style>
    <style:style style:name="Lentelė57.A" style:family="table-column">
      <style:table-column-properties style:column-width="3.055cm" style:rel-column-width="18537*"/>
    </style:style>
    <style:style style:name="Lentelė57.B" style:family="table-column">
      <style:table-column-properties style:column-width="5.752cm" style:rel-column-width="34902*"/>
    </style:style>
    <style:style style:name="Lentelė57.C" style:family="table-column">
      <style:table-column-properties style:column-width="1.993cm" style:rel-column-width="12096*"/>
    </style:style>
    <style:style style:name="Lentelė57.A1" style:family="table-cell">
      <style:table-cell-properties fo:padding="0cm" fo:border="none"/>
    </style:style>
    <style:style style:name="Lentelė58" style:family="table" style:master-page-name="Numatytasis58">
      <style:table-properties style:width="10.8cm" style:page-number="1" fo:break-before="page" table:align="margins"/>
    </style:style>
    <style:style style:name="Lentelė58.A" style:family="table-column">
      <style:table-column-properties style:column-width="3.055cm" style:rel-column-width="18537*"/>
    </style:style>
    <style:style style:name="Lentelė58.B" style:family="table-column">
      <style:table-column-properties style:column-width="5.752cm" style:rel-column-width="34902*"/>
    </style:style>
    <style:style style:name="Lentelė58.C" style:family="table-column">
      <style:table-column-properties style:column-width="1.993cm" style:rel-column-width="12096*"/>
    </style:style>
    <style:style style:name="Lentelė58.A1" style:family="table-cell">
      <style:table-cell-properties fo:padding="0cm" fo:border="none"/>
    </style:style>
    <style:style style:name="Lentelė59" style:family="table" style:master-page-name="Numatytasis59">
      <style:table-properties style:width="10.8cm" style:page-number="1" fo:break-before="page" table:align="margins"/>
    </style:style>
    <style:style style:name="Lentelė59.A" style:family="table-column">
      <style:table-column-properties style:column-width="3.055cm" style:rel-column-width="18537*"/>
    </style:style>
    <style:style style:name="Lentelė59.B" style:family="table-column">
      <style:table-column-properties style:column-width="5.752cm" style:rel-column-width="34902*"/>
    </style:style>
    <style:style style:name="Lentelė59.C" style:family="table-column">
      <style:table-column-properties style:column-width="1.993cm" style:rel-column-width="12096*"/>
    </style:style>
    <style:style style:name="Lentelė59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  <style:text-properties fo:color="#999999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8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Footer">
      <style:paragraph-properties fo:text-align="end" style:justify-single-word="false"/>
      <style:text-properties fo:color="#666666"/>
    </style:style>
    <style:style style:name="P16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20" style:family="paragraph">
      <style:paragraph-properties fo:text-align="center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style:font-name="Verdana" fo:font-weight="bold" style:font-name-asian="Verdana" style:font-weight-asian="bold" style:font-name-complex="Verdana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6e6e6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20" svg:width="14.802cm" svg:height="1.1cm" svg:x="-0.009cm" svg:y="19.401cm">
        <text:p/>
      </draw:rect>
      <draw:rect text:anchor-type="page" text:anchor-page-number="3" draw:z-index="7" draw:style-name="gr2" draw:text-style-name="P20" svg:width="14.802cm" svg:height="1.1cm" svg:x="-0.009cm" svg:y="19.401cm">
        <text:p/>
      </draw:rect>
      <draw:rect text:anchor-type="page" text:anchor-page-number="5" draw:z-index="11" draw:style-name="gr2" draw:text-style-name="P20" svg:width="14.802cm" svg:height="1.1cm" svg:x="-0.009cm" svg:y="19.401cm">
        <text:p/>
      </draw:rect>
      <draw:rect text:anchor-type="page" text:anchor-page-number="7" draw:z-index="15" draw:style-name="gr2" draw:text-style-name="P20" svg:width="14.802cm" svg:height="1.1cm" svg:x="-0.009cm" svg:y="19.401cm">
        <text:p/>
      </draw:rect>
      <draw:rect text:anchor-type="page" text:anchor-page-number="9" draw:z-index="19" draw:style-name="gr2" draw:text-style-name="P20" svg:width="14.802cm" svg:height="1.1cm" svg:x="-0.009cm" svg:y="19.401cm">
        <text:p/>
      </draw:rect>
      <draw:rect text:anchor-type="page" text:anchor-page-number="11" draw:z-index="23" draw:style-name="gr2" draw:text-style-name="P20" svg:width="14.802cm" svg:height="1.1cm" svg:x="-0.009cm" svg:y="19.401cm">
        <text:p/>
      </draw:rect>
      <draw:rect text:anchor-type="page" text:anchor-page-number="13" draw:z-index="27" draw:style-name="gr2" draw:text-style-name="P20" svg:width="14.802cm" svg:height="1.1cm" svg:x="-0.009cm" svg:y="19.401cm">
        <text:p/>
      </draw:rect>
      <draw:rect text:anchor-type="page" text:anchor-page-number="15" draw:z-index="31" draw:style-name="gr2" draw:text-style-name="P20" svg:width="14.802cm" svg:height="1.1cm" svg:x="-0.009cm" svg:y="19.401cm">
        <text:p/>
      </draw:rect>
      <draw:rect text:anchor-type="page" text:anchor-page-number="17" draw:z-index="35" draw:style-name="gr2" draw:text-style-name="P20" svg:width="14.802cm" svg:height="1.1cm" svg:x="-0.009cm" svg:y="19.401cm">
        <text:p/>
      </draw:rect>
      <draw:rect text:anchor-type="page" text:anchor-page-number="19" draw:z-index="39" draw:style-name="gr2" draw:text-style-name="P20" svg:width="14.802cm" svg:height="1.1cm" svg:x="-0.009cm" svg:y="19.401cm">
        <text:p/>
      </draw:rect>
      <draw:rect text:anchor-type="page" text:anchor-page-number="21" draw:z-index="43" draw:style-name="gr2" draw:text-style-name="P20" svg:width="14.802cm" svg:height="1.1cm" svg:x="-0.009cm" svg:y="19.401cm">
        <text:p/>
      </draw:rect>
      <draw:rect text:anchor-type="page" text:anchor-page-number="23" draw:z-index="47" draw:style-name="gr2" draw:text-style-name="P20" svg:width="14.802cm" svg:height="1.1cm" svg:x="-0.009cm" svg:y="19.401cm">
        <text:p/>
      </draw:rect>
      <draw:rect text:anchor-type="page" text:anchor-page-number="25" draw:z-index="51" draw:style-name="gr2" draw:text-style-name="P20" svg:width="14.802cm" svg:height="1.1cm" svg:x="-0.009cm" svg:y="19.401cm">
        <text:p/>
      </draw:rect>
      <draw:rect text:anchor-type="page" text:anchor-page-number="27" draw:z-index="55" draw:style-name="gr2" draw:text-style-name="P20" svg:width="14.802cm" svg:height="1.1cm" svg:x="-0.009cm" svg:y="19.401cm">
        <text:p/>
      </draw:rect>
      <draw:rect text:anchor-type="page" text:anchor-page-number="29" draw:z-index="59" draw:style-name="gr2" draw:text-style-name="P20" svg:width="14.802cm" svg:height="1.1cm" svg:x="-0.009cm" svg:y="19.401cm">
        <text:p/>
      </draw:rect>
      <draw:rect text:anchor-type="page" text:anchor-page-number="31" draw:z-index="63" draw:style-name="gr2" draw:text-style-name="P20" svg:width="14.802cm" svg:height="1.1cm" svg:x="-0.009cm" svg:y="19.401cm">
        <text:p/>
      </draw:rect>
      <draw:rect text:anchor-type="page" text:anchor-page-number="33" draw:z-index="67" draw:style-name="gr2" draw:text-style-name="P20" svg:width="14.802cm" svg:height="1.1cm" svg:x="-0.009cm" svg:y="19.401cm">
        <text:p/>
      </draw:rect>
      <draw:rect text:anchor-type="page" text:anchor-page-number="35" draw:z-index="71" draw:style-name="gr2" draw:text-style-name="P20" svg:width="14.802cm" svg:height="1.1cm" svg:x="-0.009cm" svg:y="19.401cm">
        <text:p/>
      </draw:rect>
      <draw:rect text:anchor-type="page" text:anchor-page-number="37" draw:z-index="75" draw:style-name="gr2" draw:text-style-name="P20" svg:width="14.802cm" svg:height="1.1cm" svg:x="-0.009cm" svg:y="19.401cm">
        <text:p/>
      </draw:rect>
      <draw:rect text:anchor-type="page" text:anchor-page-number="39" draw:z-index="79" draw:style-name="gr2" draw:text-style-name="P20" svg:width="14.802cm" svg:height="1.1cm" svg:x="-0.009cm" svg:y="19.401cm">
        <text:p/>
      </draw:rect>
      <draw:rect text:anchor-type="page" text:anchor-page-number="41" draw:z-index="83" draw:style-name="gr2" draw:text-style-name="P20" svg:width="14.802cm" svg:height="1.1cm" svg:x="-0.009cm" svg:y="19.401cm">
        <text:p/>
      </draw:rect>
      <draw:rect text:anchor-type="page" text:anchor-page-number="43" draw:z-index="87" draw:style-name="gr2" draw:text-style-name="P20" svg:width="14.802cm" svg:height="1.1cm" svg:x="-0.009cm" svg:y="19.401cm">
        <text:p/>
      </draw:rect>
      <draw:rect text:anchor-type="page" text:anchor-page-number="45" draw:z-index="91" draw:style-name="gr2" draw:text-style-name="P20" svg:width="14.802cm" svg:height="1.1cm" svg:x="-0.009cm" svg:y="19.401cm">
        <text:p/>
      </draw:rect>
      <draw:rect text:anchor-type="page" text:anchor-page-number="47" draw:z-index="95" draw:style-name="gr2" draw:text-style-name="P20" svg:width="14.802cm" svg:height="1.1cm" svg:x="-0.009cm" svg:y="19.401cm">
        <text:p/>
      </draw:rect>
      <draw:rect text:anchor-type="page" text:anchor-page-number="49" draw:z-index="99" draw:style-name="gr2" draw:text-style-name="P20" svg:width="14.802cm" svg:height="1.1cm" svg:x="-0.009cm" svg:y="19.401cm">
        <text:p/>
      </draw:rect>
      <draw:rect text:anchor-type="page" text:anchor-page-number="51" draw:z-index="103" draw:style-name="gr2" draw:text-style-name="P20" svg:width="14.802cm" svg:height="1.1cm" svg:x="-0.009cm" svg:y="19.401cm">
        <text:p/>
      </draw:rect>
      <draw:rect text:anchor-type="page" text:anchor-page-number="53" draw:z-index="107" draw:style-name="gr2" draw:text-style-name="P20" svg:width="14.802cm" svg:height="1.1cm" svg:x="-0.009cm" svg:y="19.401cm">
        <text:p/>
      </draw:rect>
      <draw:rect text:anchor-type="page" text:anchor-page-number="55" draw:z-index="111" draw:style-name="gr2" draw:text-style-name="P20" svg:width="14.802cm" svg:height="1.1cm" svg:x="-0.009cm" svg:y="19.401cm">
        <text:p/>
      </draw:rect>
      <draw:rect text:anchor-type="page" text:anchor-page-number="57" draw:z-index="115" draw:style-name="gr2" draw:text-style-name="P20" svg:width="14.802cm" svg:height="1.1cm" svg:x="-0.009cm" svg:y="19.401cm">
        <text:p/>
      </draw:rect>
      <draw:rect text:anchor-type="page" text:anchor-page-number="59" draw:z-index="119" draw:style-name="gr2" draw:text-style-name="P20" svg:width="14.802cm" svg:height="1.1cm" svg:x="-0.009cm" svg:y="19.401cm">
        <text:p/>
      </draw:rect>
      <draw:rect text:anchor-type="page" text:anchor-page-number="61" draw:z-index="123" draw:style-name="gr2" draw:text-style-name="P20" svg:width="14.802cm" svg:height="1.1cm" svg:x="-0.009cm" svg:y="19.401cm">
        <text:p/>
      </draw:rect>
      <draw:rect text:anchor-type="page" text:anchor-page-number="63" draw:z-index="127" draw:style-name="gr2" draw:text-style-name="P20" svg:width="14.802cm" svg:height="1.1cm" svg:x="-0.009cm" svg:y="19.401cm">
        <text:p/>
      </draw:rect>
      <draw:rect text:anchor-type="page" text:anchor-page-number="65" draw:z-index="131" draw:style-name="gr2" draw:text-style-name="P20" svg:width="14.802cm" svg:height="1.1cm" svg:x="-0.009cm" svg:y="19.401cm">
        <text:p/>
      </draw:rect>
      <draw:rect text:anchor-type="page" text:anchor-page-number="67" draw:z-index="135" draw:style-name="gr2" draw:text-style-name="P20" svg:width="14.802cm" svg:height="1.1cm" svg:x="-0.009cm" svg:y="19.401cm">
        <text:p/>
      </draw:rect>
      <draw:rect text:anchor-type="page" text:anchor-page-number="69" draw:z-index="139" draw:style-name="gr2" draw:text-style-name="P20" svg:width="14.802cm" svg:height="1.1cm" svg:x="-0.009cm" svg:y="19.401cm">
        <text:p/>
      </draw:rect>
      <draw:rect text:anchor-type="page" text:anchor-page-number="71" draw:z-index="143" draw:style-name="gr2" draw:text-style-name="P20" svg:width="14.802cm" svg:height="1.1cm" svg:x="-0.009cm" svg:y="19.401cm">
        <text:p/>
      </draw:rect>
      <draw:rect text:anchor-type="page" text:anchor-page-number="73" draw:z-index="147" draw:style-name="gr2" draw:text-style-name="P20" svg:width="14.802cm" svg:height="1.1cm" svg:x="-0.009cm" svg:y="19.401cm">
        <text:p/>
      </draw:rect>
      <draw:rect text:anchor-type="page" text:anchor-page-number="75" draw:z-index="151" draw:style-name="gr2" draw:text-style-name="P20" svg:width="14.802cm" svg:height="1.1cm" svg:x="-0.009cm" svg:y="19.401cm">
        <text:p/>
      </draw:rect>
      <draw:rect text:anchor-type="page" text:anchor-page-number="77" draw:z-index="155" draw:style-name="gr2" draw:text-style-name="P20" svg:width="14.802cm" svg:height="1.1cm" svg:x="-0.009cm" svg:y="19.401cm">
        <text:p/>
      </draw:rect>
      <draw:rect text:anchor-type="page" text:anchor-page-number="79" draw:z-index="159" draw:style-name="gr2" draw:text-style-name="P20" svg:width="14.802cm" svg:height="1.1cm" svg:x="-0.009cm" svg:y="19.401cm">
        <text:p/>
      </draw:rect>
      <draw:rect text:anchor-type="page" text:anchor-page-number="81" draw:z-index="163" draw:style-name="gr2" draw:text-style-name="P20" svg:width="14.802cm" svg:height="1.1cm" svg:x="-0.009cm" svg:y="19.401cm">
        <text:p/>
      </draw:rect>
      <draw:rect text:anchor-type="page" text:anchor-page-number="83" draw:z-index="167" draw:style-name="gr2" draw:text-style-name="P20" svg:width="14.802cm" svg:height="1.1cm" svg:x="-0.009cm" svg:y="19.401cm">
        <text:p/>
      </draw:rect>
      <draw:rect text:anchor-type="page" text:anchor-page-number="85" draw:z-index="171" draw:style-name="gr2" draw:text-style-name="P20" svg:width="14.802cm" svg:height="1.1cm" svg:x="-0.009cm" svg:y="19.401cm">
        <text:p/>
      </draw:rect>
      <draw:rect text:anchor-type="page" text:anchor-page-number="87" draw:z-index="175" draw:style-name="gr2" draw:text-style-name="P20" svg:width="14.802cm" svg:height="1.1cm" svg:x="-0.009cm" svg:y="19.401cm">
        <text:p/>
      </draw:rect>
      <draw:rect text:anchor-type="page" text:anchor-page-number="89" draw:z-index="179" draw:style-name="gr2" draw:text-style-name="P20" svg:width="14.802cm" svg:height="1.1cm" svg:x="-0.009cm" svg:y="19.401cm">
        <text:p/>
      </draw:rect>
      <draw:rect text:anchor-type="page" text:anchor-page-number="91" draw:z-index="183" draw:style-name="gr2" draw:text-style-name="P20" svg:width="14.802cm" svg:height="1.1cm" svg:x="-0.009cm" svg:y="19.401cm">
        <text:p/>
      </draw:rect>
      <draw:rect text:anchor-type="page" text:anchor-page-number="93" draw:z-index="187" draw:style-name="gr2" draw:text-style-name="P20" svg:width="14.802cm" svg:height="1.1cm" svg:x="-0.009cm" svg:y="19.401cm">
        <text:p/>
      </draw:rect>
      <draw:rect text:anchor-type="page" text:anchor-page-number="95" draw:z-index="191" draw:style-name="gr2" draw:text-style-name="P20" svg:width="14.802cm" svg:height="1.1cm" svg:x="-0.009cm" svg:y="19.401cm">
        <text:p/>
      </draw:rect>
      <draw:rect text:anchor-type="page" text:anchor-page-number="97" draw:z-index="195" draw:style-name="gr2" draw:text-style-name="P20" svg:width="14.802cm" svg:height="1.1cm" svg:x="-0.009cm" svg:y="19.401cm">
        <text:p/>
      </draw:rect>
      <draw:rect text:anchor-type="page" text:anchor-page-number="99" draw:z-index="199" draw:style-name="gr2" draw:text-style-name="P20" svg:width="14.802cm" svg:height="1.1cm" svg:x="-0.009cm" svg:y="19.401cm">
        <text:p/>
      </draw:rect>
      <draw:rect text:anchor-type="page" text:anchor-page-number="101" draw:z-index="203" draw:style-name="gr2" draw:text-style-name="P20" svg:width="14.802cm" svg:height="1.1cm" svg:x="-0.009cm" svg:y="19.401cm">
        <text:p/>
      </draw:rect>
      <draw:rect text:anchor-type="page" text:anchor-page-number="103" draw:z-index="207" draw:style-name="gr2" draw:text-style-name="P20" svg:width="14.802cm" svg:height="1.1cm" svg:x="-0.009cm" svg:y="19.401cm">
        <text:p/>
      </draw:rect>
      <draw:rect text:anchor-type="page" text:anchor-page-number="105" draw:z-index="211" draw:style-name="gr2" draw:text-style-name="P20" svg:width="14.802cm" svg:height="1.1cm" svg:x="-0.009cm" svg:y="19.401cm">
        <text:p/>
      </draw:rect>
      <draw:rect text:anchor-type="page" text:anchor-page-number="107" draw:z-index="215" draw:style-name="gr2" draw:text-style-name="P20" svg:width="14.802cm" svg:height="1.1cm" svg:x="-0.009cm" svg:y="19.401cm">
        <text:p/>
      </draw:rect>
      <draw:rect text:anchor-type="page" text:anchor-page-number="109" draw:z-index="219" draw:style-name="gr2" draw:text-style-name="P20" svg:width="14.802cm" svg:height="1.1cm" svg:x="-0.009cm" svg:y="19.401cm">
        <text:p/>
      </draw:rect>
      <draw:rect text:anchor-type="page" text:anchor-page-number="111" draw:z-index="223" draw:style-name="gr2" draw:text-style-name="P20" svg:width="14.802cm" svg:height="1.1cm" svg:x="-0.009cm" svg:y="19.401cm">
        <text:p/>
      </draw:rect>
      <draw:rect text:anchor-type="page" text:anchor-page-number="113" draw:z-index="227" draw:style-name="gr2" draw:text-style-name="P20" svg:width="14.802cm" svg:height="1.1cm" svg:x="-0.009cm" svg:y="19.401cm">
        <text:p/>
      </draw:rect>
      <draw:rect text:anchor-type="page" text:anchor-page-number="115" draw:z-index="231" draw:style-name="gr2" draw:text-style-name="P20" svg:width="14.802cm" svg:height="1.1cm" svg:x="-0.009cm" svg:y="19.401cm">
        <text:p/>
      </draw:rect>
      <draw:rect text:anchor-type="page" text:anchor-page-number="117" draw:z-index="235" draw:style-name="gr2" draw:text-style-name="P20" svg:width="14.802cm" svg:height="1.1cm" svg:x="-0.009cm" svg:y="19.401cm">
        <text:p/>
      </draw:rect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2" text:anchor-type="paragraph" svg:x="0.152cm" svg:y="0.049cm" svg:width="0.61cm" svg:height="0.624cm" draw:z-index="1"><draw:image xlink:href="Pictures/100002000000001E0000001CA923CD75.png" xlink:type="simple" xlink:show="embed" xlink:actuate="onLoad"/></draw:frame></draw:a>teka 08:42<text:line-break/>leidžiasi 16:02<text:line-break/> <draw:frame draw:style-name="fr2" draw:name="paveikslai1" text:anchor-type="as-char" svg:y="-0.436cm" svg:width="0.487cm" svg:height="0.508cm" draw:z-index="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.A1" office:value-type="string">
            <text:p text:style-name="P14"><text:s/><text:span text:style-name="T4">1</text:span></text:p>
            <text:p text:style-name="P19">antradienis</text:p>
          </table:table-cell>
          <table:table-cell table:style-name="Lentelė2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>Nauji Metai :)</text:p>
      <text:p text:style-name="P4"/>
      <text:p text:style-name="P5"><text:span text:style-name="T5">Ar žinai? </text:span><text:span text:style-name="T6"><text:s/>10% iš visų kada nors gimusių žmonių dabar dar yra gyvi..</text:span></text:p>
      <text:p text:style-name="P5"/>
      <text:p text:style-name="P2"><draw:line text:anchor-type="paragraph" draw:z-index="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0/2012-10-10/ </text:p>
      <text:p text:style-name="P2"><text:s/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row>
          <table:table-cell table:style-name="Lentelė1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4" text:anchor-type="paragraph" svg:x="0.152cm" svg:y="0.049cm" svg:width="0.61cm" svg:height="0.624cm" draw:z-index="5"><draw:image xlink:href="Pictures/100002000000001E0000001CA923CD75.png" xlink:type="simple" xlink:show="embed" xlink:actuate="onLoad"/></draw:frame></draw:a>teka 08:42<text:line-break/>leidžiasi 16:03<text:line-break/> <draw:frame draw:style-name="fr2" draw:name="paveikslai3" text:anchor-type="as-char" svg:y="-0.436cm" svg:width="0.487cm" svg:height="0.508cm" draw:z-index="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1.A1" office:value-type="string">
            <text:p text:style-name="P14"><text:s/><text:span text:style-name="T4">2</text:span></text:p>
            <text:p text:style-name="P19">trečiadienis</text:p>
          </table:table-cell>
          <table:table-cell table:style-name="Lentelė1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iekvienas metais Žemę sudrebina apie milijoną žemės drebėjimų.</text:span></text:p>
      <text:p text:style-name="P5"/>
      <text:p text:style-name="P2"><draw:line text:anchor-type="paragraph" draw:z-index="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1/2012-10-11/ </text:p>
      <text:p text:style-name="P2"><text:s/></text:p>
      <table:table table:name="Lentelė3" table:style-name="Lentelė3">
        <table:table-column table:style-name="Lentelė3.A"/>
        <table:table-column table:style-name="Lentelė3.B"/>
        <table:table-column table:style-name="Lentelė3.C"/>
        <table:table-row>
          <table:table-cell table:style-name="Lentelė3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6" text:anchor-type="paragraph" svg:x="0.152cm" svg:y="0.049cm" svg:width="0.61cm" svg:height="0.624cm" draw:z-index="9"><draw:image xlink:href="Pictures/100002000000001E0000001CA923CD75.png" xlink:type="simple" xlink:show="embed" xlink:actuate="onLoad"/></draw:frame></draw:a>teka 08:42<text:line-break/>leidžiasi 16:04<text:line-break/> <draw:frame draw:style-name="fr2" draw:name="paveikslai5" text:anchor-type="as-char" svg:y="-0.436cm" svg:width="0.487cm" svg:height="0.508cm" draw:z-index="8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.A1" office:value-type="string">
            <text:p text:style-name="P14"><text:s/><text:span text:style-name="T4">3</text:span></text:p>
            <text:p text:style-name="P19">ketvirtadienis</text:p>
          </table:table-cell>
          <table:table-cell table:style-name="Lentelė3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Jei galėtumėte važiuoti su mašina tiesiai į viršų, kelionė iki kosmoso užtruktų apie valandą .</text:span></text:p>
      <text:p text:style-name="P5"/>
      <text:p text:style-name="P2"><draw:line text:anchor-type="paragraph" draw:z-index="1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2/2012-10-12/ </text:p>
      <text:p text:style-name="P2"><text:s/></text:p>
      <table:table table:name="Lentelė4" table:style-name="Lentelė4">
        <table:table-column table:style-name="Lentelė4.A"/>
        <table:table-column table:style-name="Lentelė4.B"/>
        <table:table-column table:style-name="Lentelė4.C"/>
        <table:table-row>
          <table:table-cell table:style-name="Lentelė4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8" text:anchor-type="paragraph" svg:x="0.152cm" svg:y="0.049cm" svg:width="0.61cm" svg:height="0.624cm" draw:z-index="13"><draw:image xlink:href="Pictures/100002000000001E0000001CA923CD75.png" xlink:type="simple" xlink:show="embed" xlink:actuate="onLoad"/></draw:frame></draw:a>teka 08:42<text:line-break/>leidžiasi 16:06<text:line-break/> <draw:frame draw:style-name="fr2" draw:name="paveikslai7" text:anchor-type="as-char" svg:y="-0.436cm" svg:width="0.487cm" svg:height="0.508cm" draw:z-index="1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4.A1" office:value-type="string">
            <text:p text:style-name="P14"><text:s/><text:span text:style-name="T4">4</text:span></text:p>
            <text:p text:style-name="P19">penktadienis</text:p>
          </table:table-cell>
          <table:table-cell table:style-name="Lentelė4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auji dantys rykliui gali išaugti per savaitę.</text:span></text:p>
      <text:p text:style-name="P5"/>
      <text:p text:style-name="P2"><draw:line text:anchor-type="paragraph" draw:z-index="1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3/2012-10-13/ </text:p>
      <text:p text:style-name="P2"><text:s/></text:p>
      <table:table table:name="Lentelė5" table:style-name="Lentelė5">
        <table:table-column table:style-name="Lentelė5.A"/>
        <table:table-column table:style-name="Lentelė5.B"/>
        <table:table-column table:style-name="Lentelė5.C"/>
        <table:table-row>
          <table:table-cell table:style-name="Lentelė5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10" text:anchor-type="paragraph" svg:x="0.152cm" svg:y="0.049cm" svg:width="0.61cm" svg:height="0.624cm" draw:z-index="17"><draw:image xlink:href="Pictures/100002000000001E0000001CA923CD75.png" xlink:type="simple" xlink:show="embed" xlink:actuate="onLoad"/></draw:frame></draw:a>teka 08:41<text:line-break/>leidžiasi 16:07<text:line-break/> <draw:frame draw:style-name="fr2" draw:name="paveikslai9" text:anchor-type="as-char" svg:y="-0.436cm" svg:width="0.487cm" svg:height="0.508cm" draw:z-index="16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5.A1" office:value-type="string">
            <text:p text:style-name="P14"><text:s/><text:span text:style-name="T4">5</text:span></text:p>
            <text:p text:style-name="P19">šeštadienis</text:p>
          </table:table-cell>
          <table:table-cell table:style-name="Lentelė5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Elektrinis ungurys gali duoti 650V elektrošoką.</text:span></text:p>
      <text:p text:style-name="P5"/>
      <text:p text:style-name="P2"><draw:line text:anchor-type="paragraph" draw:z-index="1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4/2012-10-14/ </text:p>
      <text:p text:style-name="P2"><text:s/></text:p>
      <table:table table:name="Lentelė6" table:style-name="Lentelė6">
        <table:table-column table:style-name="Lentelė6.A"/>
        <table:table-column table:style-name="Lentelė6.B"/>
        <table:table-column table:style-name="Lentelė6.C"/>
        <table:table-row>
          <table:table-cell table:style-name="Lentelė6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12" text:anchor-type="paragraph" svg:x="0.152cm" svg:y="0.049cm" svg:width="0.61cm" svg:height="0.624cm" draw:z-index="21"><draw:image xlink:href="Pictures/100002000000001E0000001CA923CD75.png" xlink:type="simple" xlink:show="embed" xlink:actuate="onLoad"/></draw:frame></draw:a>teka 08:41<text:line-break/>leidžiasi 16:08<text:line-break/> <draw:frame draw:style-name="fr2" draw:name="paveikslai11" text:anchor-type="as-char" svg:y="-0.436cm" svg:width="0.487cm" svg:height="0.508cm" draw:z-index="20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6.A1" office:value-type="string">
            <text:p text:style-name="P14"><text:s/><text:span text:style-name="T4">6</text:span></text:p>
            <text:p text:style-name="P19">sekmadienis</text:p>
          </table:table-cell>
          <table:table-cell table:style-name="Lentelė6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Pirmoji širdies persodinimo operacija buvo atlikta 1967 Cristian Barnard Pacientas išgyveno 18 dienų.</text:span></text:p>
      <text:p text:style-name="P5"/>
      <text:p text:style-name="P2"><draw:line text:anchor-type="paragraph" draw:z-index="2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5/2012-10-15/ </text:p>
      <text:p text:style-name="P2"><text:s/></text:p>
      <table:table table:name="Lentelė7" table:style-name="Lentelė7">
        <table:table-column table:style-name="Lentelė7.A"/>
        <table:table-column table:style-name="Lentelė7.B"/>
        <table:table-column table:style-name="Lentelė7.C"/>
        <table:table-row>
          <table:table-cell table:style-name="Lentelė7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14" text:anchor-type="paragraph" svg:x="0.152cm" svg:y="0.049cm" svg:width="0.61cm" svg:height="0.624cm" draw:z-index="25"><draw:image xlink:href="Pictures/100002000000001E0000001CA923CD75.png" xlink:type="simple" xlink:show="embed" xlink:actuate="onLoad"/></draw:frame></draw:a>teka 08:40<text:line-break/>leidžiasi 16:09<text:line-break/> <draw:frame draw:style-name="fr2" draw:name="paveikslai13" text:anchor-type="as-char" svg:y="-0.436cm" svg:width="0.487cm" svg:height="0.508cm" draw:z-index="24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7.A1" office:value-type="string">
            <text:p text:style-name="P14"><text:s/><text:span text:style-name="T4">7</text:span></text:p>
            <text:p text:style-name="P19">pirmadienis</text:p>
          </table:table-cell>
          <table:table-cell table:style-name="Lentelė7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Alfredas Nobelis išrado dinamitą 1866 metais.</text:span></text:p>
      <text:p text:style-name="P5"/>
      <text:p text:style-name="P2"><draw:line text:anchor-type="paragraph" draw:z-index="2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6/2012-10-16/ </text:p>
      <text:p text:style-name="P2"><text:s/></text:p>
      <table:table table:name="Lentelė8" table:style-name="Lentelė8">
        <table:table-column table:style-name="Lentelė8.A"/>
        <table:table-column table:style-name="Lentelė8.B"/>
        <table:table-column table:style-name="Lentelė8.C"/>
        <table:table-row>
          <table:table-cell table:style-name="Lentelė8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16" text:anchor-type="paragraph" svg:x="0.152cm" svg:y="0.049cm" svg:width="0.61cm" svg:height="0.624cm" draw:z-index="29"><draw:image xlink:href="Pictures/100002000000001E0000001CA923CD75.png" xlink:type="simple" xlink:show="embed" xlink:actuate="onLoad"/></draw:frame></draw:a>teka 08:40<text:line-break/>leidžiasi 16:11<text:line-break/> <draw:frame draw:style-name="fr2" draw:name="paveikslai15" text:anchor-type="as-char" svg:y="-0.436cm" svg:width="0.487cm" svg:height="0.508cm" draw:z-index="28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8.A1" office:value-type="string">
            <text:p text:style-name="P14"><text:s/><text:span text:style-name="T4">8</text:span></text:p>
            <text:p text:style-name="P19">antradienis</text:p>
          </table:table-cell>
          <table:table-cell table:style-name="Lentelė8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Termometras buvo išrastas Galilėjaus 1607 metais.</text:span></text:p>
      <text:p text:style-name="P5"/>
      <text:p text:style-name="P2"><draw:line text:anchor-type="paragraph" draw:z-index="3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7/2012-10-17/ </text:p>
      <text:p text:style-name="P2"><text:s/></text:p>
      <table:table table:name="Lentelė9" table:style-name="Lentelė9">
        <table:table-column table:style-name="Lentelė9.A"/>
        <table:table-column table:style-name="Lentelė9.B"/>
        <table:table-column table:style-name="Lentelė9.C"/>
        <table:table-row>
          <table:table-cell table:style-name="Lentelė9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18" text:anchor-type="paragraph" svg:x="0.152cm" svg:y="0.049cm" svg:width="0.61cm" svg:height="0.624cm" draw:z-index="33"><draw:image xlink:href="Pictures/100002000000001E0000001CA923CD75.png" xlink:type="simple" xlink:show="embed" xlink:actuate="onLoad"/></draw:frame></draw:a>teka 08:39<text:line-break/>leidžiasi 16:12<text:line-break/> <draw:frame draw:style-name="fr2" draw:name="paveikslai17" text:anchor-type="as-char" svg:y="-0.436cm" svg:width="0.487cm" svg:height="0.508cm" draw:z-index="32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9.A1" office:value-type="string">
            <text:p text:style-name="P14"><text:s/><text:span text:style-name="T4">9</text:span></text:p>
            <text:p text:style-name="P19">trečiadienis</text:p>
          </table:table-cell>
          <table:table-cell table:style-name="Lentelė9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Žmogaus organizme yra apie 100 000 km kraujagyslių.</text:span></text:p>
      <text:p text:style-name="P5"/>
      <text:p text:style-name="P2"><draw:line text:anchor-type="paragraph" draw:z-index="3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8/2012-10-18/ </text:p>
      <text:p text:style-name="P2"><text:s/></text:p>
      <table:table table:name="Lentelė10" table:style-name="Lentelė10">
        <table:table-column table:style-name="Lentelė10.A"/>
        <table:table-column table:style-name="Lentelė10.B"/>
        <table:table-column table:style-name="Lentelė10.C"/>
        <table:table-row>
          <table:table-cell table:style-name="Lentelė10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20" text:anchor-type="paragraph" svg:x="0.152cm" svg:y="0.049cm" svg:width="0.61cm" svg:height="0.624cm" draw:z-index="37"><draw:image xlink:href="Pictures/100002000000001E0000001CA923CD75.png" xlink:type="simple" xlink:show="embed" xlink:actuate="onLoad"/></draw:frame></draw:a>teka 08:39<text:line-break/>leidžiasi 16:14<text:line-break/> <draw:frame draw:style-name="fr2" draw:name="paveikslai19" text:anchor-type="as-char" svg:y="-0.436cm" svg:width="0.487cm" svg:height="0.508cm" draw:z-index="36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10.A1" office:value-type="string">
            <text:p text:style-name="P14"><text:s/><text:span text:style-name="T4">10</text:span></text:p>
            <text:p text:style-name="P19">ketvirtadienis</text:p>
          </table:table-cell>
          <table:table-cell table:style-name="Lentelė10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50% bankų apiplėšimų įvysta 5-tadieniais (JAV statistikos duomenimis).</text:span></text:p>
      <text:p text:style-name="P5"/>
      <text:p text:style-name="P2"><draw:line text:anchor-type="paragraph" draw:z-index="3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19/2012-10-19/ </text:p>
      <text:p text:style-name="P2"><text:s/></text:p>
      <table:table table:name="Lentelė11" table:style-name="Lentelė11">
        <table:table-column table:style-name="Lentelė11.A"/>
        <table:table-column table:style-name="Lentelė11.B"/>
        <table:table-column table:style-name="Lentelė11.C"/>
        <table:table-row>
          <table:table-cell table:style-name="Lentelė11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22" text:anchor-type="paragraph" svg:x="0.152cm" svg:y="0.049cm" svg:width="0.61cm" svg:height="0.624cm" draw:z-index="41"><draw:image xlink:href="Pictures/100002000000001E0000001CA923CD75.png" xlink:type="simple" xlink:show="embed" xlink:actuate="onLoad"/></draw:frame></draw:a>teka 08:38<text:line-break/>leidžiasi 16:15<text:line-break/> <draw:frame draw:style-name="fr2" draw:name="paveikslai21" text:anchor-type="as-char" svg:y="-0.436cm" svg:width="0.487cm" svg:height="0.508cm" draw:z-index="40"><draw:image xlink:href="Pictures/10000000000000180000001985DAE27B.png" xlink:type="simple" xlink:show="embed" xlink:actuate="onLoad"/></draw:frame><text:span text:style-name="T3"> <text:s/></text:span>Delčia</text:p>
          </table:table-cell>
          <table:table-cell table:style-name="Lentelė11.A1" office:value-type="string">
            <text:p text:style-name="P14"><text:s/><text:span text:style-name="T4">11</text:span></text:p>
            <text:p text:style-name="P19">penktadienis</text:p>
          </table:table-cell>
          <table:table-cell table:style-name="Lentelė11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1661 metais Stockholm Bankas išleido pirmąjį banknotą pasaulyje.</text:span></text:p>
      <text:p text:style-name="P5"/>
      <text:p text:style-name="P2"><draw:line text:anchor-type="paragraph" draw:z-index="4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0/2012-10-20/ </text:p>
      <text:p text:style-name="P2"><text:s/></text:p>
      <table:table table:name="Lentelė12" table:style-name="Lentelė12">
        <table:table-column table:style-name="Lentelė12.A"/>
        <table:table-column table:style-name="Lentelė12.B"/>
        <table:table-column table:style-name="Lentelė12.C"/>
        <table:table-row>
          <table:table-cell table:style-name="Lentelė12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24" text:anchor-type="paragraph" svg:x="0.152cm" svg:y="0.049cm" svg:width="0.61cm" svg:height="0.624cm" draw:z-index="45"><draw:image xlink:href="Pictures/100002000000001E0000001CA923CD75.png" xlink:type="simple" xlink:show="embed" xlink:actuate="onLoad"/></draw:frame></draw:a>teka 08:37<text:line-break/>leidžiasi 16:17<text:line-break/> <draw:frame draw:style-name="fr2" draw:name="paveikslai23" text:anchor-type="as-char" svg:y="-0.436cm" svg:width="0.487cm" svg:height="0.508cm" draw:z-index="44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2.A1" office:value-type="string">
            <text:p text:style-name="P14"><text:s/><text:span text:style-name="T4">12</text:span></text:p>
            <text:p text:style-name="P19">šeštadienis</text:p>
          </table:table-cell>
          <table:table-cell table:style-name="Lentelė12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Griaustinio žaibas yra karštesnis nei saulės paviršius.</text:span></text:p>
      <text:p text:style-name="P5"/>
      <text:p text:style-name="P2"><draw:line text:anchor-type="paragraph" draw:z-index="4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1/2012-10-21/ </text:p>
      <text:p text:style-name="P2"><text:s/></text:p>
      <table:table table:name="Lentelė13" table:style-name="Lentelė13">
        <table:table-column table:style-name="Lentelė13.A"/>
        <table:table-column table:style-name="Lentelė13.B"/>
        <table:table-column table:style-name="Lentelė13.C"/>
        <table:table-row>
          <table:table-cell table:style-name="Lentelė13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26" text:anchor-type="paragraph" svg:x="0.152cm" svg:y="0.049cm" svg:width="0.61cm" svg:height="0.624cm" draw:z-index="49"><draw:image xlink:href="Pictures/100002000000001E0000001CA923CD75.png" xlink:type="simple" xlink:show="embed" xlink:actuate="onLoad"/></draw:frame></draw:a>teka 08:36<text:line-break/>leidžiasi 16:19<text:line-break/> <draw:frame draw:style-name="fr2" draw:name="paveikslai25" text:anchor-type="as-char" svg:y="-0.436cm" svg:width="0.487cm" svg:height="0.508cm" draw:z-index="48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3.A1" office:value-type="string">
            <text:p text:style-name="P14"><text:s/><text:span text:style-name="T4">13</text:span></text:p>
            <text:p text:style-name="P19">sekmadienis</text:p>
          </table:table-cell>
          <table:table-cell table:style-name="Lentelė13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>Laisvės gynėjų diena </text:p>
      <text:p text:style-name="P4"/>
      <text:p text:style-name="P5"><text:span text:style-name="T5">Ar žinai? </text:span><text:span text:style-name="T6"><text:s/>Mėnulis yra 400 kartų arčiau Žemės negu Saulė ir yra 400 kartų mažesnis už Saulę.</text:span></text:p>
      <text:p text:style-name="P5"/>
      <text:p text:style-name="P2"><draw:line text:anchor-type="paragraph" draw:z-index="5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2/2012-10-22/ </text:p>
      <text:p text:style-name="P2"><text:s/></text:p>
      <table:table table:name="Lentelė14" table:style-name="Lentelė14">
        <table:table-column table:style-name="Lentelė14.A"/>
        <table:table-column table:style-name="Lentelė14.B"/>
        <table:table-column table:style-name="Lentelė14.C"/>
        <table:table-row>
          <table:table-cell table:style-name="Lentelė14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28" text:anchor-type="paragraph" svg:x="0.152cm" svg:y="0.049cm" svg:width="0.61cm" svg:height="0.624cm" draw:z-index="53"><draw:image xlink:href="Pictures/100002000000001E0000001CA923CD75.png" xlink:type="simple" xlink:show="embed" xlink:actuate="onLoad"/></draw:frame></draw:a>teka 08:35<text:line-break/>leidžiasi 16:20<text:line-break/> <draw:frame draw:style-name="fr2" draw:name="paveikslai27" text:anchor-type="as-char" svg:y="-0.436cm" svg:width="0.487cm" svg:height="0.508cm" draw:z-index="52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4.A1" office:value-type="string">
            <text:p text:style-name="P14"><text:s/><text:span text:style-name="T4">14</text:span></text:p>
            <text:p text:style-name="P19">pirmadienis</text:p>
          </table:table-cell>
          <table:table-cell table:style-name="Lentelė14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100 kalorijų užtenka numinti dviračiu ~5km arba nuvažiuoti mašinai 85 metrus.</text:span></text:p>
      <text:p text:style-name="P5"/>
      <text:p text:style-name="P2"><draw:line text:anchor-type="paragraph" draw:z-index="5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3/2012-10-23/ </text:p>
      <text:p text:style-name="P2"><text:s/></text:p>
      <table:table table:name="Lentelė15" table:style-name="Lentelė15">
        <table:table-column table:style-name="Lentelė15.A"/>
        <table:table-column table:style-name="Lentelė15.B"/>
        <table:table-column table:style-name="Lentelė15.C"/>
        <table:table-row>
          <table:table-cell table:style-name="Lentelė15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30" text:anchor-type="paragraph" svg:x="0.152cm" svg:y="0.049cm" svg:width="0.61cm" svg:height="0.624cm" draw:z-index="57"><draw:image xlink:href="Pictures/100002000000001E0000001CA923CD75.png" xlink:type="simple" xlink:show="embed" xlink:actuate="onLoad"/></draw:frame></draw:a>teka 08:35<text:line-break/>leidžiasi 16:22<text:line-break/> <draw:frame draw:style-name="fr2" draw:name="paveikslai29" text:anchor-type="as-char" svg:y="-0.436cm" svg:width="0.487cm" svg:height="0.508cm" draw:z-index="56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5.A1" office:value-type="string">
            <text:p text:style-name="P14"><text:s/><text:span text:style-name="T4">15</text:span></text:p>
            <text:p text:style-name="P19">antradienis</text:p>
          </table:table-cell>
          <table:table-cell table:style-name="Lentelė15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XIV amžiuje nuo Juodosios Mirties (maro) išmirė apie trečdalį Europos gyventojų, o iš viso pasaulyje - 75 mln Pandemija išplito per žiurkių blusas.</text:span></text:p>
      <text:p text:style-name="P5"/>
      <text:p text:style-name="P2"><draw:line text:anchor-type="paragraph" draw:z-index="5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4/2012-10-24/ </text:p>
      <text:p text:style-name="P2"><text:s/></text:p>
      <table:table table:name="Lentelė16" table:style-name="Lentelė16">
        <table:table-column table:style-name="Lentelė16.A"/>
        <table:table-column table:style-name="Lentelė16.B"/>
        <table:table-column table:style-name="Lentelė16.C"/>
        <table:table-row>
          <table:table-cell table:style-name="Lentelė16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32" text:anchor-type="paragraph" svg:x="0.152cm" svg:y="0.049cm" svg:width="0.61cm" svg:height="0.624cm" draw:z-index="61"><draw:image xlink:href="Pictures/100002000000001E0000001CA923CD75.png" xlink:type="simple" xlink:show="embed" xlink:actuate="onLoad"/></draw:frame></draw:a>teka 08:34<text:line-break/>leidžiasi 16:24<text:line-break/> <draw:frame draw:style-name="fr2" draw:name="paveikslai31" text:anchor-type="as-char" svg:y="-0.436cm" svg:width="0.487cm" svg:height="0.508cm" draw:z-index="60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6.A1" office:value-type="string">
            <text:p text:style-name="P14"><text:s/><text:span text:style-name="T4">16</text:span></text:p>
            <text:p text:style-name="P19">trečiadienis</text:p>
          </table:table-cell>
          <table:table-cell table:style-name="Lentelė16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Tam, kad įveiktų Žemės gravitaciją, raketa turi skrieti ~ 11km/s (40 000 km/h) greičiu.</text:span></text:p>
      <text:p text:style-name="P5"/>
      <text:p text:style-name="P2"><draw:line text:anchor-type="paragraph" draw:z-index="6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5/2012-10-25/ </text:p>
      <text:p text:style-name="P2"><text:s/></text:p>
      <table:table table:name="Lentelė17" table:style-name="Lentelė17">
        <table:table-column table:style-name="Lentelė17.A"/>
        <table:table-column table:style-name="Lentelė17.B"/>
        <table:table-column table:style-name="Lentelė17.C"/>
        <table:table-row>
          <table:table-cell table:style-name="Lentelė17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34" text:anchor-type="paragraph" svg:x="0.152cm" svg:y="0.049cm" svg:width="0.61cm" svg:height="0.624cm" draw:z-index="65"><draw:image xlink:href="Pictures/100002000000001E0000001CA923CD75.png" xlink:type="simple" xlink:show="embed" xlink:actuate="onLoad"/></draw:frame></draw:a>teka 08:33<text:line-break/>leidžiasi 16:25<text:line-break/> <draw:frame draw:style-name="fr2" draw:name="paveikslai33" text:anchor-type="as-char" svg:y="-0.436cm" svg:width="0.487cm" svg:height="0.508cm" draw:z-index="64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7.A1" office:value-type="string">
            <text:p text:style-name="P14"><text:s/><text:span text:style-name="T4">17</text:span></text:p>
            <text:p text:style-name="P19">ketvirtadienis</text:p>
          </table:table-cell>
          <table:table-cell table:style-name="Lentelė17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uns uoslė yra 1000 kartų jautresnė nei žmogaus.</text:span></text:p>
      <text:p text:style-name="P5"/>
      <text:p text:style-name="P2"><draw:line text:anchor-type="paragraph" draw:z-index="6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6/2012-10-26/ </text:p>
      <text:p text:style-name="P2"><text:s/></text:p>
      <table:table table:name="Lentelė18" table:style-name="Lentelė18">
        <table:table-column table:style-name="Lentelė18.A"/>
        <table:table-column table:style-name="Lentelė18.B"/>
        <table:table-column table:style-name="Lentelė18.C"/>
        <table:table-row>
          <table:table-cell table:style-name="Lentelė18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36" text:anchor-type="paragraph" svg:x="0.152cm" svg:y="0.049cm" svg:width="0.61cm" svg:height="0.624cm" draw:z-index="69"><draw:image xlink:href="Pictures/100002000000001E0000001CA923CD75.png" xlink:type="simple" xlink:show="embed" xlink:actuate="onLoad"/></draw:frame></draw:a>teka 08:31<text:line-break/>leidžiasi 16:27<text:line-break/> <draw:frame draw:style-name="fr2" draw:name="paveikslai35" text:anchor-type="as-char" svg:y="-0.436cm" svg:width="0.487cm" svg:height="0.508cm" draw:z-index="68"><draw:image xlink:href="Pictures/10000000000000180000001985DAE27B.png" xlink:type="simple" xlink:show="embed" xlink:actuate="onLoad"/></draw:frame><text:span text:style-name="T3"> <text:s/></text:span>Jaunatis</text:p>
          </table:table-cell>
          <table:table-cell table:style-name="Lentelė18.A1" office:value-type="string">
            <text:p text:style-name="P14"><text:s/><text:span text:style-name="T4">18</text:span></text:p>
            <text:p text:style-name="P19">penktadienis</text:p>
          </table:table-cell>
          <table:table-cell table:style-name="Lentelė18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Yra rasta ir vėl atgaivinta 3 mln metų senumo mikroorganizmų, kurie buvo įšalę lede.</text:span></text:p>
      <text:p text:style-name="P5"/>
      <text:p text:style-name="P2"><draw:line text:anchor-type="paragraph" draw:z-index="7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7/2012-10-27/ </text:p>
      <text:p text:style-name="P2"><text:s/></text:p>
      <table:table table:name="Lentelė19" table:style-name="Lentelė19">
        <table:table-column table:style-name="Lentelė19.A"/>
        <table:table-column table:style-name="Lentelė19.B"/>
        <table:table-column table:style-name="Lentelė19.C"/>
        <table:table-row>
          <table:table-cell table:style-name="Lentelė19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38" text:anchor-type="paragraph" svg:x="0.152cm" svg:y="0.049cm" svg:width="0.61cm" svg:height="0.624cm" draw:z-index="73"><draw:image xlink:href="Pictures/100002000000001E0000001CA923CD75.png" xlink:type="simple" xlink:show="embed" xlink:actuate="onLoad"/></draw:frame></draw:a>teka 08:30<text:line-break/>leidžiasi 16:29<text:line-break/> <draw:frame draw:style-name="fr2" draw:name="paveikslai37" text:anchor-type="as-char" svg:y="-0.436cm" svg:width="0.487cm" svg:height="0.508cm" draw:z-index="7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19.A1" office:value-type="string">
            <text:p text:style-name="P14"><text:s/><text:span text:style-name="T4">19</text:span></text:p>
            <text:p text:style-name="P19">šeštadienis</text:p>
          </table:table-cell>
          <table:table-cell table:style-name="Lentelė19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Pirmasis plastikas buvo susintetintas 1862 metais anglų chemiko Aleksandro Parkes.</text:span></text:p>
      <text:p text:style-name="P5"/>
      <text:p text:style-name="P2"><draw:line text:anchor-type="paragraph" draw:z-index="7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8/2012-10-28/ </text:p>
      <text:p text:style-name="P2"><text:s/></text:p>
      <table:table table:name="Lentelė20" table:style-name="Lentelė20">
        <table:table-column table:style-name="Lentelė20.A"/>
        <table:table-column table:style-name="Lentelė20.B"/>
        <table:table-column table:style-name="Lentelė20.C"/>
        <table:table-row>
          <table:table-cell table:style-name="Lentelė20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40" text:anchor-type="paragraph" svg:x="0.152cm" svg:y="0.049cm" svg:width="0.61cm" svg:height="0.624cm" draw:z-index="77"><draw:image xlink:href="Pictures/100002000000001E0000001CA923CD75.png" xlink:type="simple" xlink:show="embed" xlink:actuate="onLoad"/></draw:frame></draw:a>teka 08:29<text:line-break/>leidžiasi 16:31<text:line-break/> <draw:frame draw:style-name="fr2" draw:name="paveikslai39" text:anchor-type="as-char" svg:y="-0.436cm" svg:width="0.487cm" svg:height="0.508cm" draw:z-index="76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0.A1" office:value-type="string">
            <text:p text:style-name="P14"><text:s/><text:span text:style-name="T4">20</text:span></text:p>
            <text:p text:style-name="P19">sekmadienis</text:p>
          </table:table-cell>
          <table:table-cell table:style-name="Lentelė20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upranugariai gali išgyventi dykumoje be vandens <text:s/>17 dienų.</text:span></text:p>
      <text:p text:style-name="P5"/>
      <text:p text:style-name="P2"><draw:line text:anchor-type="paragraph" draw:z-index="7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29/2012-10-29/ </text:p>
      <text:p text:style-name="P2"><text:s/></text:p>
      <table:table table:name="Lentelė21" table:style-name="Lentelė21">
        <table:table-column table:style-name="Lentelė21.A"/>
        <table:table-column table:style-name="Lentelė21.B"/>
        <table:table-column table:style-name="Lentelė21.C"/>
        <table:table-row>
          <table:table-cell table:style-name="Lentelė21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42" text:anchor-type="paragraph" svg:x="0.152cm" svg:y="0.049cm" svg:width="0.61cm" svg:height="0.624cm" draw:z-index="81"><draw:image xlink:href="Pictures/100002000000001E0000001CA923CD75.png" xlink:type="simple" xlink:show="embed" xlink:actuate="onLoad"/></draw:frame></draw:a>teka 08:28<text:line-break/>leidžiasi 16:33<text:line-break/> <draw:frame draw:style-name="fr2" draw:name="paveikslai41" text:anchor-type="as-char" svg:y="-0.436cm" svg:width="0.487cm" svg:height="0.508cm" draw:z-index="80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1.A1" office:value-type="string">
            <text:p text:style-name="P14"><text:s/><text:span text:style-name="T4">21</text:span></text:p>
            <text:p text:style-name="P19">pirmadienis</text:p>
          </table:table-cell>
          <table:table-cell table:style-name="Lentelė21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Žmogaus širdis suplaka 100'000 kartų per dieną.</text:span></text:p>
      <text:p text:style-name="P5"/>
      <text:p text:style-name="P2"><draw:line text:anchor-type="paragraph" draw:z-index="8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0/30/2012-10-30/ </text:p>
      <text:p text:style-name="P2"><text:s/></text:p>
      <table:table table:name="Lentelė22" table:style-name="Lentelė22">
        <table:table-column table:style-name="Lentelė22.A"/>
        <table:table-column table:style-name="Lentelė22.B"/>
        <table:table-column table:style-name="Lentelė22.C"/>
        <table:table-row>
          <table:table-cell table:style-name="Lentelė22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44" text:anchor-type="paragraph" svg:x="0.152cm" svg:y="0.049cm" svg:width="0.61cm" svg:height="0.624cm" draw:z-index="85"><draw:image xlink:href="Pictures/100002000000001E0000001CA923CD75.png" xlink:type="simple" xlink:show="embed" xlink:actuate="onLoad"/></draw:frame></draw:a>teka 08:27<text:line-break/>leidžiasi 16:35<text:line-break/> <draw:frame draw:style-name="fr2" draw:name="paveikslai43" text:anchor-type="as-char" svg:y="-0.436cm" svg:width="0.487cm" svg:height="0.508cm" draw:z-index="84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2.A1" office:value-type="string">
            <text:p text:style-name="P14"><text:s/><text:span text:style-name="T4">22</text:span></text:p>
            <text:p text:style-name="P19">antradienis</text:p>
          </table:table-cell>
          <table:table-cell table:style-name="Lentelė22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Pirmasis dviratis buvo pagamintas 1817 m.</text:span></text:p>
      <text:p text:style-name="P5"/>
      <text:p text:style-name="P2"><draw:line text:anchor-type="paragraph" draw:z-index="8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1/2012-11-01/ </text:p>
      <text:p text:style-name="P2"><text:s/></text:p>
      <table:table table:name="Lentelė23" table:style-name="Lentelė23">
        <table:table-column table:style-name="Lentelė23.A"/>
        <table:table-column table:style-name="Lentelė23.B"/>
        <table:table-column table:style-name="Lentelė23.C"/>
        <table:table-row>
          <table:table-cell table:style-name="Lentelė23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46" text:anchor-type="paragraph" svg:x="0.152cm" svg:y="0.049cm" svg:width="0.61cm" svg:height="0.624cm" draw:z-index="89"><draw:image xlink:href="Pictures/100002000000001E0000001CA923CD75.png" xlink:type="simple" xlink:show="embed" xlink:actuate="onLoad"/></draw:frame></draw:a>teka 08:25<text:line-break/>leidžiasi 16:37<text:line-break/> <draw:frame draw:style-name="fr2" draw:name="paveikslai45" text:anchor-type="as-char" svg:y="-0.436cm" svg:width="0.487cm" svg:height="0.508cm" draw:z-index="88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3.A1" office:value-type="string">
            <text:p text:style-name="P14"><text:s/><text:span text:style-name="T4">23</text:span></text:p>
            <text:p text:style-name="P19">trečiadienis</text:p>
          </table:table-cell>
          <table:table-cell table:style-name="Lentelė23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Jeigu saulė būtų tinkinio kamuolio dydžio, tai Jupiteris būtų kaip golfo kamuoliukas, o Žemė – kaip žirnis..</text:span></text:p>
      <text:p text:style-name="P5"/>
      <text:p text:style-name="P2"><draw:line text:anchor-type="paragraph" draw:z-index="9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2/2012-11-02/ </text:p>
      <text:p text:style-name="P2"><text:s/></text:p>
      <table:table table:name="Lentelė24" table:style-name="Lentelė24">
        <table:table-column table:style-name="Lentelė24.A"/>
        <table:table-column table:style-name="Lentelė24.B"/>
        <table:table-column table:style-name="Lentelė24.C"/>
        <table:table-row>
          <table:table-cell table:style-name="Lentelė24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48" text:anchor-type="paragraph" svg:x="0.152cm" svg:y="0.049cm" svg:width="0.61cm" svg:height="0.624cm" draw:z-index="93"><draw:image xlink:href="Pictures/100002000000001E0000001CA923CD75.png" xlink:type="simple" xlink:show="embed" xlink:actuate="onLoad"/></draw:frame></draw:a>teka 08:24<text:line-break/>leidžiasi 16:39<text:line-break/> <draw:frame draw:style-name="fr2" draw:name="paveikslai47" text:anchor-type="as-char" svg:y="-0.436cm" svg:width="0.487cm" svg:height="0.508cm" draw:z-index="92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4.A1" office:value-type="string">
            <text:p text:style-name="P14"><text:s/><text:span text:style-name="T4">24</text:span></text:p>
            <text:p text:style-name="P19">ketvirtadienis</text:p>
          </table:table-cell>
          <table:table-cell table:style-name="Lentelė24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vazarai yra labiausiai nutolę objektai visatoje.</text:span></text:p>
      <text:p text:style-name="P5"/>
      <text:p text:style-name="P2"><draw:line text:anchor-type="paragraph" draw:z-index="9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3/2012-11-03/ </text:p>
      <text:p text:style-name="P2"><text:s/></text:p>
      <table:table table:name="Lentelė25" table:style-name="Lentelė25">
        <table:table-column table:style-name="Lentelė25.A"/>
        <table:table-column table:style-name="Lentelė25.B"/>
        <table:table-column table:style-name="Lentelė25.C"/>
        <table:table-row>
          <table:table-cell table:style-name="Lentelė25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50" text:anchor-type="paragraph" svg:x="0.152cm" svg:y="0.049cm" svg:width="0.61cm" svg:height="0.624cm" draw:z-index="97"><draw:image xlink:href="Pictures/100002000000001E0000001CA923CD75.png" xlink:type="simple" xlink:show="embed" xlink:actuate="onLoad"/></draw:frame></draw:a>teka 08:22<text:line-break/>leidžiasi 16:40<text:line-break/> <draw:frame draw:style-name="fr2" draw:name="paveikslai49" text:anchor-type="as-char" svg:y="-0.436cm" svg:width="0.487cm" svg:height="0.508cm" draw:z-index="96"><draw:image xlink:href="Pictures/10000000000000180000001985DAE27B.png" xlink:type="simple" xlink:show="embed" xlink:actuate="onLoad"/></draw:frame><text:span text:style-name="T3"> <text:s/></text:span>Priešpilnis</text:p>
          </table:table-cell>
          <table:table-cell table:style-name="Lentelė25.A1" office:value-type="string">
            <text:p text:style-name="P14"><text:s/><text:span text:style-name="T4">25</text:span></text:p>
            <text:p text:style-name="P19">penktadienis</text:p>
          </table:table-cell>
          <table:table-cell table:style-name="Lentelė25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oalos miega 22 valandas per parą – .</text:span></text:p>
      <text:p text:style-name="P5"/>
      <text:p text:style-name="P2"><draw:line text:anchor-type="paragraph" draw:z-index="9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4/2012-11-04/ </text:p>
      <text:p text:style-name="P2"><text:s/></text:p>
      <table:table table:name="Lentelė26" table:style-name="Lentelė26">
        <table:table-column table:style-name="Lentelė26.A"/>
        <table:table-column table:style-name="Lentelė26.B"/>
        <table:table-column table:style-name="Lentelė26.C"/>
        <table:table-row>
          <table:table-cell table:style-name="Lentelė26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52" text:anchor-type="paragraph" svg:x="0.152cm" svg:y="0.049cm" svg:width="0.61cm" svg:height="0.624cm" draw:z-index="101"><draw:image xlink:href="Pictures/100002000000001E0000001CA923CD75.png" xlink:type="simple" xlink:show="embed" xlink:actuate="onLoad"/></draw:frame></draw:a>teka 08:21<text:line-break/>leidžiasi 16:42<text:line-break/> <draw:frame draw:style-name="fr2" draw:name="paveikslai51" text:anchor-type="as-char" svg:y="-0.436cm" svg:width="0.487cm" svg:height="0.508cm" draw:z-index="10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6.A1" office:value-type="string">
            <text:p text:style-name="P14"><text:s/><text:span text:style-name="T4">26</text:span></text:p>
            <text:p text:style-name="P19">šeštadienis</text:p>
          </table:table-cell>
          <table:table-cell table:style-name="Lentelė26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2 valandom ilgiau negu tinginys ;).</text:span></text:p>
      <text:p text:style-name="P5"/>
      <text:p text:style-name="P2"><draw:line text:anchor-type="paragraph" draw:z-index="10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5/2012-11-05/ </text:p>
      <text:p text:style-name="P2"><text:s/></text:p>
      <table:table table:name="Lentelė27" table:style-name="Lentelė27">
        <table:table-column table:style-name="Lentelė27.A"/>
        <table:table-column table:style-name="Lentelė27.B"/>
        <table:table-column table:style-name="Lentelė27.C"/>
        <table:table-row>
          <table:table-cell table:style-name="Lentelė27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54" text:anchor-type="paragraph" svg:x="0.152cm" svg:y="0.049cm" svg:width="0.61cm" svg:height="0.624cm" draw:z-index="105"><draw:image xlink:href="Pictures/100002000000001E0000001CA923CD75.png" xlink:type="simple" xlink:show="embed" xlink:actuate="onLoad"/></draw:frame></draw:a>teka 08:19<text:line-break/>leidžiasi 16:44<text:line-break/> <draw:frame draw:style-name="fr2" draw:name="paveikslai53" text:anchor-type="as-char" svg:y="-0.436cm" svg:width="0.487cm" svg:height="0.508cm" draw:z-index="10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7.A1" office:value-type="string">
            <text:p text:style-name="P14"><text:s/><text:span text:style-name="T4">27</text:span></text:p>
            <text:p text:style-name="P19">sekmadienis</text:p>
          </table:table-cell>
          <table:table-cell table:style-name="Lentelė27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etgi keliaujant šviesos greičiu, reiktų 2 mln metų tam, kad pasiekti arčiausią didelę galaktiką – Andromedą.</text:span></text:p>
      <text:p text:style-name="P5"/>
      <text:p text:style-name="P2"><draw:line text:anchor-type="paragraph" draw:z-index="10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6/2012-11-06/ </text:p>
      <text:p text:style-name="P2"><text:s/></text:p>
      <table:table table:name="Lentelė28" table:style-name="Lentelė28">
        <table:table-column table:style-name="Lentelė28.A"/>
        <table:table-column table:style-name="Lentelė28.B"/>
        <table:table-column table:style-name="Lentelė28.C"/>
        <table:table-row>
          <table:table-cell table:style-name="Lentelė28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56" text:anchor-type="paragraph" svg:x="0.152cm" svg:y="0.049cm" svg:width="0.61cm" svg:height="0.624cm" draw:z-index="109"><draw:image xlink:href="Pictures/100002000000001E0000001CA923CD75.png" xlink:type="simple" xlink:show="embed" xlink:actuate="onLoad"/></draw:frame></draw:a>teka 08:18<text:line-break/>leidžiasi 16:46<text:line-break/> <draw:frame draw:style-name="fr2" draw:name="paveikslai55" text:anchor-type="as-char" svg:y="-0.436cm" svg:width="0.487cm" svg:height="0.508cm" draw:z-index="108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8.A1" office:value-type="string">
            <text:p text:style-name="P14"><text:s/><text:span text:style-name="T4">28</text:span></text:p>
            <text:p text:style-name="P19">pirmadienis</text:p>
          </table:table-cell>
          <table:table-cell table:style-name="Lentelė28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viesos greičiu aplėkt apie žemę užtektų apie dešimtadalio sekundės.</text:span></text:p>
      <text:p text:style-name="P5"/>
      <text:p text:style-name="P2"><draw:line text:anchor-type="paragraph" draw:z-index="11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7/2012-11-07/ </text:p>
      <text:p text:style-name="P2"><text:s/></text:p>
      <table:table table:name="Lentelė29" table:style-name="Lentelė29">
        <table:table-column table:style-name="Lentelė29.A"/>
        <table:table-column table:style-name="Lentelė29.B"/>
        <table:table-column table:style-name="Lentelė29.C"/>
        <table:table-row>
          <table:table-cell table:style-name="Lentelė29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58" text:anchor-type="paragraph" svg:x="0.152cm" svg:y="0.049cm" svg:width="0.61cm" svg:height="0.624cm" draw:z-index="113"><draw:image xlink:href="Pictures/100002000000001E0000001CA923CD75.png" xlink:type="simple" xlink:show="embed" xlink:actuate="onLoad"/></draw:frame></draw:a>teka 08:16<text:line-break/>leidžiasi 16:48<text:line-break/> <draw:frame draw:style-name="fr2" draw:name="paveikslai57" text:anchor-type="as-char" svg:y="-0.436cm" svg:width="0.487cm" svg:height="0.508cm" draw:z-index="112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29.A1" office:value-type="string">
            <text:p text:style-name="P14"><text:s/><text:span text:style-name="T4">29</text:span></text:p>
            <text:p text:style-name="P19">antradienis</text:p>
          </table:table-cell>
          <table:table-cell table:style-name="Lentelė29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Žymusis išradėjas Tomas Edisonas bandė sukurti malūnsparnių kurą iš parako, tačiau nusprendė šį projektą nutraukti, kai sprogo laboratorija.</text:span></text:p>
      <text:p text:style-name="P5"/>
      <text:p text:style-name="P2"><draw:line text:anchor-type="paragraph" draw:z-index="11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8/2012-11-08/ </text:p>
      <text:p text:style-name="P2"><text:s/></text:p>
      <table:table table:name="Lentelė30" table:style-name="Lentelė30">
        <table:table-column table:style-name="Lentelė30.A"/>
        <table:table-column table:style-name="Lentelė30.B"/>
        <table:table-column table:style-name="Lentelė30.C"/>
        <table:table-row>
          <table:table-cell table:style-name="Lentelė30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60" text:anchor-type="paragraph" svg:x="0.152cm" svg:y="0.049cm" svg:width="0.61cm" svg:height="0.624cm" draw:z-index="117"><draw:image xlink:href="Pictures/100002000000001E0000001CA923CD75.png" xlink:type="simple" xlink:show="embed" xlink:actuate="onLoad"/></draw:frame></draw:a>teka 08:15<text:line-break/>leidžiasi 16:50<text:line-break/> <draw:frame draw:style-name="fr2" draw:name="paveikslai59" text:anchor-type="as-char" svg:y="-0.436cm" svg:width="0.487cm" svg:height="0.508cm" draw:z-index="116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0.A1" office:value-type="string">
            <text:p text:style-name="P14"><text:s/><text:span text:style-name="T4">30</text:span></text:p>
            <text:p text:style-name="P19">trečiadienis</text:p>
          </table:table-cell>
          <table:table-cell table:style-name="Lentelė30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Raudonojo admirolo (drugelio) kojų receptoriai yra 200 kartų jautresni negu žmogaus liežuvis.</text:span></text:p>
      <text:p text:style-name="P5"/>
      <text:p text:style-name="P2"><draw:line text:anchor-type="paragraph" draw:z-index="11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09/2012-11-09/ </text:p>
      <text:p text:style-name="P2"><text:s/></text:p>
      <table:table table:name="Lentelė31" table:style-name="Lentelė31">
        <table:table-column table:style-name="Lentelė31.A"/>
        <table:table-column table:style-name="Lentelė31.B"/>
        <table:table-column table:style-name="Lentelė31.C"/>
        <table:table-row>
          <table:table-cell table:style-name="Lentelė31.A1" office:value-type="string">
            <text:p text:style-name="P8"><text:s/></text:p>
            <text:p text:style-name="P10"><text:s/>Sausis</text:p>
            <text:p text:style-name="P12"/>
            <text:p text:style-name="P13"/>
            <text:p text:style-name="P18"><draw:a xlink:type="simple" xlink:href="http://day.lt/saule_miestuose"><draw:frame draw:style-name="fr1" draw:name="paveikslai62" text:anchor-type="paragraph" svg:x="0.152cm" svg:y="0.049cm" svg:width="0.61cm" svg:height="0.624cm" draw:z-index="121"><draw:image xlink:href="Pictures/100002000000001E0000001CA923CD75.png" xlink:type="simple" xlink:show="embed" xlink:actuate="onLoad"/></draw:frame></draw:a>teka 08:13<text:line-break/>leidžiasi 16:52<text:line-break/> <draw:frame draw:style-name="fr2" draw:name="paveikslai61" text:anchor-type="as-char" svg:y="-0.436cm" svg:width="0.487cm" svg:height="0.508cm" draw:z-index="120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1.A1" office:value-type="string">
            <text:p text:style-name="P14"><text:s/><text:span text:style-name="T4">31</text:span></text:p>
            <text:p text:style-name="P19">ketvirtadienis</text:p>
          </table:table-cell>
          <table:table-cell table:style-name="Lentelė31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Mokslas - tai amžinas ieškojimas - ar aš mokinuos, ar dar tik pradedu.</text:span></text:p>
      <text:p text:style-name="P5"/>
      <text:p text:style-name="P2"><draw:line text:anchor-type="paragraph" draw:z-index="12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0/2012-11-10/ </text:p>
      <text:p text:style-name="P2"><text:s/></text:p>
      <table:table table:name="Lentelė32" table:style-name="Lentelė32">
        <table:table-column table:style-name="Lentelė32.A"/>
        <table:table-column table:style-name="Lentelė32.B"/>
        <table:table-column table:style-name="Lentelė32.C"/>
        <table:table-row>
          <table:table-cell table:style-name="Lentelė32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64" text:anchor-type="paragraph" svg:x="0.152cm" svg:y="0.049cm" svg:width="0.61cm" svg:height="0.624cm" draw:z-index="125"><draw:image xlink:href="Pictures/100002000000001E0000001CA923CD75.png" xlink:type="simple" xlink:show="embed" xlink:actuate="onLoad"/></draw:frame></draw:a>teka 08:14<text:line-break/>leidžiasi 17:00<text:line-break/> <draw:frame draw:style-name="fr2" draw:name="paveikslai63" text:anchor-type="as-char" svg:y="-0.436cm" svg:width="0.487cm" svg:height="0.508cm" draw:z-index="124"><draw:image xlink:href="Pictures/10000000000000180000001985DAE27B.png" xlink:type="simple" xlink:show="embed" xlink:actuate="onLoad"/></draw:frame><text:span text:style-name="T3"> <text:s/></text:span>Pilnatis</text:p>
          </table:table-cell>
          <table:table-cell table:style-name="Lentelė32.A1" office:value-type="string">
            <text:p text:style-name="P14"><text:s/><text:span text:style-name="T4">1</text:span></text:p>
            <text:p text:style-name="P19">penktadienis</text:p>
          </table:table-cell>
          <table:table-cell table:style-name="Lentelė32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Ateitis yra tai, ką kiekvienas pasiekia 60-ies minučių per valandą greičiu (S Lewis).</text:span></text:p>
      <text:p text:style-name="P5"/>
      <text:p text:style-name="P2"><draw:line text:anchor-type="paragraph" draw:z-index="12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1/2012-11-11/ </text:p>
      <text:p text:style-name="P2"><text:s/></text:p>
      <table:table table:name="Lentelė33" table:style-name="Lentelė33">
        <table:table-column table:style-name="Lentelė33.A"/>
        <table:table-column table:style-name="Lentelė33.B"/>
        <table:table-column table:style-name="Lentelė33.C"/>
        <table:table-row>
          <table:table-cell table:style-name="Lentelė33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66" text:anchor-type="paragraph" svg:x="0.152cm" svg:y="0.049cm" svg:width="0.61cm" svg:height="0.624cm" draw:z-index="129"><draw:image xlink:href="Pictures/100002000000001E0000001CA923CD75.png" xlink:type="simple" xlink:show="embed" xlink:actuate="onLoad"/></draw:frame></draw:a>teka 08:12<text:line-break/>leidžiasi 17:02<text:line-break/> <draw:frame draw:style-name="fr2" draw:name="paveikslai65" text:anchor-type="as-char" svg:y="-0.436cm" svg:width="0.487cm" svg:height="0.508cm" draw:z-index="128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3.A1" office:value-type="string">
            <text:p text:style-name="P14"><text:s/><text:span text:style-name="T4">2</text:span></text:p>
            <text:p text:style-name="P19">šeštadienis</text:p>
          </table:table-cell>
          <table:table-cell table:style-name="Lentelė33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Hipotezių skaičius apie tam tikrą reiškinį priešingai proporcingas žinioms apie šį reiškinį.</text:span></text:p>
      <text:p text:style-name="P5"/>
      <text:p text:style-name="P2"><draw:line text:anchor-type="paragraph" draw:z-index="13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2/2012-11-12/ </text:p>
      <text:p text:style-name="P2"><text:s/></text:p>
      <table:table table:name="Lentelė34" table:style-name="Lentelė34">
        <table:table-column table:style-name="Lentelė34.A"/>
        <table:table-column table:style-name="Lentelė34.B"/>
        <table:table-column table:style-name="Lentelė34.C"/>
        <table:table-row>
          <table:table-cell table:style-name="Lentelė34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68" text:anchor-type="paragraph" svg:x="0.152cm" svg:y="0.049cm" svg:width="0.61cm" svg:height="0.624cm" draw:z-index="133"><draw:image xlink:href="Pictures/100002000000001E0000001CA923CD75.png" xlink:type="simple" xlink:show="embed" xlink:actuate="onLoad"/></draw:frame></draw:a>teka 08:10<text:line-break/>leidžiasi 17:04<text:line-break/> <draw:frame draw:style-name="fr2" draw:name="paveikslai67" text:anchor-type="as-char" svg:y="-0.436cm" svg:width="0.487cm" svg:height="0.508cm" draw:z-index="132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4.A1" office:value-type="string">
            <text:p text:style-name="P14"><text:s/><text:span text:style-name="T4">3</text:span></text:p>
            <text:p text:style-name="P19">sekmadienis</text:p>
          </table:table-cell>
          <table:table-cell table:style-name="Lentelė34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megenys-organas, kuriuo galvojame, kad galvojame.</text:span></text:p>
      <text:p text:style-name="P5"/>
      <text:p text:style-name="P2"><draw:line text:anchor-type="paragraph" draw:z-index="13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3/2012-11-13/ </text:p>
      <text:p text:style-name="P2"><text:s/></text:p>
      <table:table table:name="Lentelė35" table:style-name="Lentelė35">
        <table:table-column table:style-name="Lentelė35.A"/>
        <table:table-column table:style-name="Lentelė35.B"/>
        <table:table-column table:style-name="Lentelė35.C"/>
        <table:table-row>
          <table:table-cell table:style-name="Lentelė35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70" text:anchor-type="paragraph" svg:x="0.152cm" svg:y="0.049cm" svg:width="0.61cm" svg:height="0.624cm" draw:z-index="137"><draw:image xlink:href="Pictures/100002000000001E0000001CA923CD75.png" xlink:type="simple" xlink:show="embed" xlink:actuate="onLoad"/></draw:frame></draw:a>teka 08:08<text:line-break/>leidžiasi 17:06<text:line-break/> <draw:frame draw:style-name="fr2" draw:name="paveikslai69" text:anchor-type="as-char" svg:y="-0.436cm" svg:width="0.487cm" svg:height="0.508cm" draw:z-index="136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5.A1" office:value-type="string">
            <text:p text:style-name="P14"><text:s/><text:span text:style-name="T4">4</text:span></text:p>
            <text:p text:style-name="P19">pirmadienis</text:p>
          </table:table-cell>
          <table:table-cell table:style-name="Lentelė35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pektras - reiskinys, stebimas studentų paakiuose sesijos metu.</text:span></text:p>
      <text:p text:style-name="P5"/>
      <text:p text:style-name="P2"><draw:line text:anchor-type="paragraph" draw:z-index="13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4/2012-11-14/ </text:p>
      <text:p text:style-name="P2"><text:s/></text:p>
      <table:table table:name="Lentelė36" table:style-name="Lentelė36">
        <table:table-column table:style-name="Lentelė36.A"/>
        <table:table-column table:style-name="Lentelė36.B"/>
        <table:table-column table:style-name="Lentelė36.C"/>
        <table:table-row>
          <table:table-cell table:style-name="Lentelė36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72" text:anchor-type="paragraph" svg:x="0.152cm" svg:y="0.049cm" svg:width="0.61cm" svg:height="0.624cm" draw:z-index="141"><draw:image xlink:href="Pictures/100002000000001E0000001CA923CD75.png" xlink:type="simple" xlink:show="embed" xlink:actuate="onLoad"/></draw:frame></draw:a>teka 08:06<text:line-break/>leidžiasi 17:09<text:line-break/> <draw:frame draw:style-name="fr2" draw:name="paveikslai71" text:anchor-type="as-char" svg:y="-0.436cm" svg:width="0.487cm" svg:height="0.508cm" draw:z-index="140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6.A1" office:value-type="string">
            <text:p text:style-name="P14"><text:s/><text:span text:style-name="T4">5</text:span></text:p>
            <text:p text:style-name="P19">antradienis</text:p>
          </table:table-cell>
          <table:table-cell table:style-name="Lentelė36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ežinojimas yra žinojimo pagrindas.</text:span></text:p>
      <text:p text:style-name="P5"/>
      <text:p text:style-name="P2"><draw:line text:anchor-type="paragraph" draw:z-index="14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5/2012-11-15/ </text:p>
      <text:p text:style-name="P2"><text:s/></text:p>
      <table:table table:name="Lentelė37" table:style-name="Lentelė37">
        <table:table-column table:style-name="Lentelė37.A"/>
        <table:table-column table:style-name="Lentelė37.B"/>
        <table:table-column table:style-name="Lentelė37.C"/>
        <table:table-row>
          <table:table-cell table:style-name="Lentelė37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74" text:anchor-type="paragraph" svg:x="0.152cm" svg:y="0.049cm" svg:width="0.61cm" svg:height="0.624cm" draw:z-index="145"><draw:image xlink:href="Pictures/100002000000001E0000001CA923CD75.png" xlink:type="simple" xlink:show="embed" xlink:actuate="onLoad"/></draw:frame></draw:a>teka 08:04<text:line-break/>leidžiasi 17:11<text:line-break/> <draw:frame draw:style-name="fr2" draw:name="paveikslai73" text:anchor-type="as-char" svg:y="-0.436cm" svg:width="0.487cm" svg:height="0.508cm" draw:z-index="144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7.A1" office:value-type="string">
            <text:p text:style-name="P14"><text:s/><text:span text:style-name="T4">6</text:span></text:p>
            <text:p text:style-name="P19">trečiadienis</text:p>
          </table:table-cell>
          <table:table-cell table:style-name="Lentelė37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Mokslas nėra žinių atkartojimas, bet jų ieškojimas.</text:span></text:p>
      <text:p text:style-name="P5"/>
      <text:p text:style-name="P2"><draw:line text:anchor-type="paragraph" draw:z-index="14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6/2012-11-16/ </text:p>
      <text:p text:style-name="P2"><text:s/></text:p>
      <table:table table:name="Lentelė38" table:style-name="Lentelė38">
        <table:table-column table:style-name="Lentelė38.A"/>
        <table:table-column table:style-name="Lentelė38.B"/>
        <table:table-column table:style-name="Lentelė38.C"/>
        <table:table-row>
          <table:table-cell table:style-name="Lentelė38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76" text:anchor-type="paragraph" svg:x="0.152cm" svg:y="0.049cm" svg:width="0.61cm" svg:height="0.624cm" draw:z-index="149"><draw:image xlink:href="Pictures/100002000000001E0000001CA923CD75.png" xlink:type="simple" xlink:show="embed" xlink:actuate="onLoad"/></draw:frame></draw:a>teka 08:02<text:line-break/>leidžiasi 17:13<text:line-break/> <draw:frame draw:style-name="fr2" draw:name="paveikslai75" text:anchor-type="as-char" svg:y="-0.436cm" svg:width="0.487cm" svg:height="0.508cm" draw:z-index="148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8.A1" office:value-type="string">
            <text:p text:style-name="P14"><text:s/><text:span text:style-name="T4">7</text:span></text:p>
            <text:p text:style-name="P19">ketvirtadienis</text:p>
          </table:table-cell>
          <table:table-cell table:style-name="Lentelė38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Hipotezių skaičius apie tam tikrą reiškinį priešingai proporcingas žinioms apie šį reiškinį.</text:span></text:p>
      <text:p text:style-name="P5"/>
      <text:p text:style-name="P2"><draw:line text:anchor-type="paragraph" draw:z-index="15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7/2012-11-17/ </text:p>
      <text:p text:style-name="P2"><text:s/></text:p>
      <table:table table:name="Lentelė39" table:style-name="Lentelė39">
        <table:table-column table:style-name="Lentelė39.A"/>
        <table:table-column table:style-name="Lentelė39.B"/>
        <table:table-column table:style-name="Lentelė39.C"/>
        <table:table-row>
          <table:table-cell table:style-name="Lentelė39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78" text:anchor-type="paragraph" svg:x="0.152cm" svg:y="0.049cm" svg:width="0.61cm" svg:height="0.624cm" draw:z-index="153"><draw:image xlink:href="Pictures/100002000000001E0000001CA923CD75.png" xlink:type="simple" xlink:show="embed" xlink:actuate="onLoad"/></draw:frame></draw:a>teka 08:00<text:line-break/>leidžiasi 17:15<text:line-break/> <draw:frame draw:style-name="fr2" draw:name="paveikslai77" text:anchor-type="as-char" svg:y="-0.436cm" svg:width="0.487cm" svg:height="0.508cm" draw:z-index="152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39.A1" office:value-type="string">
            <text:p text:style-name="P14"><text:s/><text:span text:style-name="T4">8</text:span></text:p>
            <text:p text:style-name="P19">penktadienis</text:p>
          </table:table-cell>
          <table:table-cell table:style-name="Lentelė39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megenys-organas, kuriuo galvojame, kad galvojame.</text:span></text:p>
      <text:p text:style-name="P5"/>
      <text:p text:style-name="P2"><draw:line text:anchor-type="paragraph" draw:z-index="15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8/2012-11-18/ </text:p>
      <text:p text:style-name="P2"><text:s/></text:p>
      <table:table table:name="Lentelė40" table:style-name="Lentelė40">
        <table:table-column table:style-name="Lentelė40.A"/>
        <table:table-column table:style-name="Lentelė40.B"/>
        <table:table-column table:style-name="Lentelė40.C"/>
        <table:table-row>
          <table:table-cell table:style-name="Lentelė40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80" text:anchor-type="paragraph" svg:x="0.152cm" svg:y="0.049cm" svg:width="0.61cm" svg:height="0.624cm" draw:z-index="157"><draw:image xlink:href="Pictures/100002000000001E0000001CA923CD75.png" xlink:type="simple" xlink:show="embed" xlink:actuate="onLoad"/></draw:frame></draw:a>teka 07:58<text:line-break/>leidžiasi 17:17<text:line-break/> <draw:frame draw:style-name="fr2" draw:name="paveikslai79" text:anchor-type="as-char" svg:y="-0.436cm" svg:width="0.487cm" svg:height="0.508cm" draw:z-index="156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0.A1" office:value-type="string">
            <text:p text:style-name="P14"><text:s/><text:span text:style-name="T4">9</text:span></text:p>
            <text:p text:style-name="P19">šeštadienis</text:p>
          </table:table-cell>
          <table:table-cell table:style-name="Lentelė40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Mokslas nėra žinių atkartojimas, bet jų ieškojimas.</text:span></text:p>
      <text:p text:style-name="P5"/>
      <text:p text:style-name="P2"><draw:line text:anchor-type="paragraph" draw:z-index="15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19/2012-11-19/ </text:p>
      <text:p text:style-name="P2"><text:s/></text:p>
      <table:table table:name="Lentelė41" table:style-name="Lentelė41">
        <table:table-column table:style-name="Lentelė41.A"/>
        <table:table-column table:style-name="Lentelė41.B"/>
        <table:table-column table:style-name="Lentelė41.C"/>
        <table:table-row>
          <table:table-cell table:style-name="Lentelė41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82" text:anchor-type="paragraph" svg:x="0.152cm" svg:y="0.049cm" svg:width="0.61cm" svg:height="0.624cm" draw:z-index="161"><draw:image xlink:href="Pictures/100002000000001E0000001CA923CD75.png" xlink:type="simple" xlink:show="embed" xlink:actuate="onLoad"/></draw:frame></draw:a>teka 07:56<text:line-break/>leidžiasi 17:19<text:line-break/> <draw:frame draw:style-name="fr2" draw:name="paveikslai81" text:anchor-type="as-char" svg:y="-0.436cm" svg:width="0.487cm" svg:height="0.508cm" draw:z-index="160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1.A1" office:value-type="string">
            <text:p text:style-name="P14"><text:s/><text:span text:style-name="T4">10</text:span></text:p>
            <text:p text:style-name="P19">sekmadienis</text:p>
          </table:table-cell>
          <table:table-cell table:style-name="Lentelė41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uo trisdešimties metų žmogus po truputį pradeda mažėti.</text:span></text:p>
      <text:p text:style-name="P5"/>
      <text:p text:style-name="P2"><draw:line text:anchor-type="paragraph" draw:z-index="16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0/2012-11-20/ </text:p>
      <text:p text:style-name="P2"><text:s/></text:p>
      <table:table table:name="Lentelė42" table:style-name="Lentelė42">
        <table:table-column table:style-name="Lentelė42.A"/>
        <table:table-column table:style-name="Lentelė42.B"/>
        <table:table-column table:style-name="Lentelė42.C"/>
        <table:table-row>
          <table:table-cell table:style-name="Lentelė42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84" text:anchor-type="paragraph" svg:x="0.152cm" svg:y="0.049cm" svg:width="0.61cm" svg:height="0.624cm" draw:z-index="165"><draw:image xlink:href="Pictures/100002000000001E0000001CA923CD75.png" xlink:type="simple" xlink:show="embed" xlink:actuate="onLoad"/></draw:frame></draw:a>teka 07:54<text:line-break/>leidžiasi 17:21<text:line-break/> <draw:frame draw:style-name="fr2" draw:name="paveikslai83" text:anchor-type="as-char" svg:y="-0.436cm" svg:width="0.487cm" svg:height="0.508cm" draw:z-index="164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2.A1" office:value-type="string">
            <text:p text:style-name="P14"><text:s/><text:span text:style-name="T4">11</text:span></text:p>
            <text:p text:style-name="P19">pirmadienis</text:p>
          </table:table-cell>
          <table:table-cell table:style-name="Lentelė42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Kramtomoje gumoje yra kaučiuko.</text:span></text:p>
      <text:p text:style-name="P5"/>
      <text:p text:style-name="P2"><draw:line text:anchor-type="paragraph" draw:z-index="16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1/2012-11-21/ </text:p>
      <text:p text:style-name="P2"><text:s/></text:p>
      <table:table table:name="Lentelė43" table:style-name="Lentelė43">
        <table:table-column table:style-name="Lentelė43.A"/>
        <table:table-column table:style-name="Lentelė43.B"/>
        <table:table-column table:style-name="Lentelė43.C"/>
        <table:table-row>
          <table:table-cell table:style-name="Lentelė43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86" text:anchor-type="paragraph" svg:x="0.152cm" svg:y="0.049cm" svg:width="0.61cm" svg:height="0.624cm" draw:z-index="169"><draw:image xlink:href="Pictures/100002000000001E0000001CA923CD75.png" xlink:type="simple" xlink:show="embed" xlink:actuate="onLoad"/></draw:frame></draw:a>teka 07:52<text:line-break/>leidžiasi 17:23<text:line-break/> <draw:frame draw:style-name="fr2" draw:name="paveikslai85" text:anchor-type="as-char" svg:y="-0.436cm" svg:width="0.487cm" svg:height="0.508cm" draw:z-index="168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3.A1" office:value-type="string">
            <text:p text:style-name="P14"><text:s/><text:span text:style-name="T4">12</text:span></text:p>
            <text:p text:style-name="P19">antradienis</text:p>
          </table:table-cell>
          <table:table-cell table:style-name="Lentelė43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Žmogaus šlaunies kaulai yra stipresni už betoną.</text:span></text:p>
      <text:p text:style-name="P5"/>
      <text:p text:style-name="P2"><draw:line text:anchor-type="paragraph" draw:z-index="17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2/2012-11-22/ </text:p>
      <text:p text:style-name="P2"><text:s/></text:p>
      <table:table table:name="Lentelė44" table:style-name="Lentelė44">
        <table:table-column table:style-name="Lentelė44.A"/>
        <table:table-column table:style-name="Lentelė44.B"/>
        <table:table-column table:style-name="Lentelė44.C"/>
        <table:table-row>
          <table:table-cell table:style-name="Lentelė44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88" text:anchor-type="paragraph" svg:x="0.152cm" svg:y="0.049cm" svg:width="0.61cm" svg:height="0.624cm" draw:z-index="173"><draw:image xlink:href="Pictures/100002000000001E0000001CA923CD75.png" xlink:type="simple" xlink:show="embed" xlink:actuate="onLoad"/></draw:frame></draw:a>teka 07:50<text:line-break/>leidžiasi 17:25<text:line-break/> <draw:frame draw:style-name="fr2" draw:name="paveikslai87" text:anchor-type="as-char" svg:y="-0.436cm" svg:width="0.487cm" svg:height="0.508cm" draw:z-index="172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4.A1" office:value-type="string">
            <text:p text:style-name="P14"><text:s/><text:span text:style-name="T4">13</text:span></text:p>
            <text:p text:style-name="P19">trečiadienis</text:p>
          </table:table-cell>
          <table:table-cell table:style-name="Lentelė44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Rankų nagai auga 4 kartus greičiau negu kojų.</text:span></text:p>
      <text:p text:style-name="P5"/>
      <text:p text:style-name="P2"><draw:line text:anchor-type="paragraph" draw:z-index="17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3/2012-11-23/ </text:p>
      <text:p text:style-name="P2"><text:s/></text:p>
      <table:table table:name="Lentelė45" table:style-name="Lentelė45">
        <table:table-column table:style-name="Lentelė45.A"/>
        <table:table-column table:style-name="Lentelė45.B"/>
        <table:table-column table:style-name="Lentelė45.C"/>
        <table:table-row>
          <table:table-cell table:style-name="Lentelė45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90" text:anchor-type="paragraph" svg:x="0.152cm" svg:y="0.049cm" svg:width="0.61cm" svg:height="0.624cm" draw:z-index="177"><draw:image xlink:href="Pictures/100002000000001E0000001CA923CD75.png" xlink:type="simple" xlink:show="embed" xlink:actuate="onLoad"/></draw:frame></draw:a>teka 07:48<text:line-break/>leidžiasi 17:28<text:line-break/> <draw:frame draw:style-name="fr2" draw:name="paveikslai89" text:anchor-type="as-char" svg:y="-0.436cm" svg:width="0.487cm" svg:height="0.508cm" draw:z-index="176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5.A1" office:value-type="string">
            <text:p text:style-name="P14"><text:s/><text:span text:style-name="T4">14</text:span></text:p>
            <text:p text:style-name="P19">ketvirtadienis</text:p>
          </table:table-cell>
          <table:table-cell table:style-name="Lentelė45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>Šv. Valentinas, Įsimylėjėlių diena</text:p>
      <text:p text:style-name="P4"/>
      <text:p text:style-name="P5"><text:span text:style-name="T5">Ar žinai? </text:span><text:span text:style-name="T6"><text:s/>Moterys mirkčioja dvigubai daugiau už vyrus.</text:span></text:p>
      <text:p text:style-name="P5"/>
      <text:p text:style-name="P2"><draw:line text:anchor-type="paragraph" draw:z-index="17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4/2012-11-24/ </text:p>
      <text:p text:style-name="P2"><text:s/></text:p>
      <table:table table:name="Lentelė46" table:style-name="Lentelė46">
        <table:table-column table:style-name="Lentelė46.A"/>
        <table:table-column table:style-name="Lentelė46.B"/>
        <table:table-column table:style-name="Lentelė46.C"/>
        <table:table-row>
          <table:table-cell table:style-name="Lentelė46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92" text:anchor-type="paragraph" svg:x="0.152cm" svg:y="0.049cm" svg:width="0.61cm" svg:height="0.624cm" draw:z-index="181"><draw:image xlink:href="Pictures/100002000000001E0000001CA923CD75.png" xlink:type="simple" xlink:show="embed" xlink:actuate="onLoad"/></draw:frame></draw:a>teka 07:45<text:line-break/>leidžiasi 17:30<text:line-break/> <draw:frame draw:style-name="fr2" draw:name="paveikslai91" text:anchor-type="as-char" svg:y="-0.436cm" svg:width="0.487cm" svg:height="0.508cm" draw:z-index="180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6.A1" office:value-type="string">
            <text:p text:style-name="P14"><text:s/><text:span text:style-name="T4">15</text:span></text:p>
            <text:p text:style-name="P19">penktadienis</text:p>
          </table:table-cell>
          <table:table-cell table:style-name="Lentelė46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uaugusio žmogaus smegenys sveria apie 1kg 200 g.</text:span></text:p>
      <text:p text:style-name="P5"/>
      <text:p text:style-name="P2"><draw:line text:anchor-type="paragraph" draw:z-index="18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5/2012-11-25/ </text:p>
      <text:p text:style-name="P2"><text:s/></text:p>
      <table:table table:name="Lentelė47" table:style-name="Lentelė47">
        <table:table-column table:style-name="Lentelė47.A"/>
        <table:table-column table:style-name="Lentelė47.B"/>
        <table:table-column table:style-name="Lentelė47.C"/>
        <table:table-row>
          <table:table-cell table:style-name="Lentelė47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94" text:anchor-type="paragraph" svg:x="0.152cm" svg:y="0.049cm" svg:width="0.61cm" svg:height="0.624cm" draw:z-index="185"><draw:image xlink:href="Pictures/100002000000001E0000001CA923CD75.png" xlink:type="simple" xlink:show="embed" xlink:actuate="onLoad"/></draw:frame></draw:a>teka 07:43<text:line-break/>leidžiasi 17:32<text:line-break/> <draw:frame draw:style-name="fr2" draw:name="paveikslai93" text:anchor-type="as-char" svg:y="-0.436cm" svg:width="0.487cm" svg:height="0.508cm" draw:z-index="184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7.A1" office:value-type="string">
            <text:p text:style-name="P14"><text:s/><text:span text:style-name="T4">16</text:span></text:p>
            <text:p text:style-name="P19">šeštadienis</text:p>
          </table:table-cell>
          <table:table-cell table:style-name="Lentelė47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>Lietuvos Valstybės atkūrimo diena </text:p>
      <text:p text:style-name="P4"/>
      <text:p text:style-name="P5"><text:span text:style-name="T5">Ar žinai? </text:span><text:span text:style-name="T6"><text:s/>1963 Randy Gardneris nemiegojęs išbuvo 264 valandas Tai pasaulio rekordas.</text:span></text:p>
      <text:p text:style-name="P5"/>
      <text:p text:style-name="P2"><draw:line text:anchor-type="paragraph" draw:z-index="18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6/2012-11-26/ </text:p>
      <text:p text:style-name="P2"><text:s/></text:p>
      <table:table table:name="Lentelė48" table:style-name="Lentelė48">
        <table:table-column table:style-name="Lentelė48.A"/>
        <table:table-column table:style-name="Lentelė48.B"/>
        <table:table-column table:style-name="Lentelė48.C"/>
        <table:table-row>
          <table:table-cell table:style-name="Lentelė48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96" text:anchor-type="paragraph" svg:x="0.152cm" svg:y="0.049cm" svg:width="0.61cm" svg:height="0.624cm" draw:z-index="189"><draw:image xlink:href="Pictures/100002000000001E0000001CA923CD75.png" xlink:type="simple" xlink:show="embed" xlink:actuate="onLoad"/></draw:frame></draw:a>teka 07:41<text:line-break/>leidžiasi 17:34<text:line-break/> <draw:frame draw:style-name="fr2" draw:name="paveikslai95" text:anchor-type="as-char" svg:y="-0.436cm" svg:width="0.487cm" svg:height="0.508cm" draw:z-index="188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8.A1" office:value-type="string">
            <text:p text:style-name="P14"><text:s/><text:span text:style-name="T4">17</text:span></text:p>
            <text:p text:style-name="P19">sekmadienis</text:p>
          </table:table-cell>
          <table:table-cell table:style-name="Lentelė48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tipriausias kūno raumuo yra liežuvis.</text:span></text:p>
      <text:p text:style-name="P5"/>
      <text:p text:style-name="P2"><draw:line text:anchor-type="paragraph" draw:z-index="19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7/2012-11-27/ </text:p>
      <text:p text:style-name="P2"><text:s/></text:p>
      <table:table table:name="Lentelė49" table:style-name="Lentelė49">
        <table:table-column table:style-name="Lentelė49.A"/>
        <table:table-column table:style-name="Lentelė49.B"/>
        <table:table-column table:style-name="Lentelė49.C"/>
        <table:table-row>
          <table:table-cell table:style-name="Lentelė49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98" text:anchor-type="paragraph" svg:x="0.152cm" svg:y="0.049cm" svg:width="0.61cm" svg:height="0.624cm" draw:z-index="193"><draw:image xlink:href="Pictures/100002000000001E0000001CA923CD75.png" xlink:type="simple" xlink:show="embed" xlink:actuate="onLoad"/></draw:frame></draw:a>teka 07:39<text:line-break/>leidžiasi 17:36<text:line-break/> <draw:frame draw:style-name="fr2" draw:name="paveikslai97" text:anchor-type="as-char" svg:y="-0.436cm" svg:width="0.487cm" svg:height="0.508cm" draw:z-index="192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49.A1" office:value-type="string">
            <text:p text:style-name="P14"><text:s/><text:span text:style-name="T4">18</text:span></text:p>
            <text:p text:style-name="P19">pirmadienis</text:p>
          </table:table-cell>
          <table:table-cell table:style-name="Lentelė49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Moters širdis plaka greičiau nei vyro.</text:span></text:p>
      <text:p text:style-name="P5"/>
      <text:p text:style-name="P2"><draw:line text:anchor-type="paragraph" draw:z-index="19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8/2012-11-28/ </text:p>
      <text:p text:style-name="P2"><text:s/></text:p>
      <table:table table:name="Lentelė50" table:style-name="Lentelė50">
        <table:table-column table:style-name="Lentelė50.A"/>
        <table:table-column table:style-name="Lentelė50.B"/>
        <table:table-column table:style-name="Lentelė50.C"/>
        <table:table-row>
          <table:table-cell table:style-name="Lentelė50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00" text:anchor-type="paragraph" svg:x="0.152cm" svg:y="0.049cm" svg:width="0.61cm" svg:height="0.624cm" draw:z-index="197"><draw:image xlink:href="Pictures/100002000000001E0000001CA923CD75.png" xlink:type="simple" xlink:show="embed" xlink:actuate="onLoad"/></draw:frame></draw:a>teka 07:36<text:line-break/>leidžiasi 17:38<text:line-break/> <draw:frame draw:style-name="fr2" draw:name="paveikslai99" text:anchor-type="as-char" svg:y="-0.436cm" svg:width="0.487cm" svg:height="0.508cm" draw:z-index="196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0.A1" office:value-type="string">
            <text:p text:style-name="P14"><text:s/><text:span text:style-name="T4">19</text:span></text:p>
            <text:p text:style-name="P19">antradienis</text:p>
          </table:table-cell>
          <table:table-cell table:style-name="Lentelė50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Čiaudėjant žmogaus širdis sustoja.</text:span></text:p>
      <text:p text:style-name="P5"/>
      <text:p text:style-name="P2"><draw:line text:anchor-type="paragraph" draw:z-index="19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29/2012-11-29/ </text:p>
      <text:p text:style-name="P2"><text:s/></text:p>
      <table:table table:name="Lentelė51" table:style-name="Lentelė51">
        <table:table-column table:style-name="Lentelė51.A"/>
        <table:table-column table:style-name="Lentelė51.B"/>
        <table:table-column table:style-name="Lentelė51.C"/>
        <table:table-row>
          <table:table-cell table:style-name="Lentelė51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02" text:anchor-type="paragraph" svg:x="0.152cm" svg:y="0.049cm" svg:width="0.61cm" svg:height="0.624cm" draw:z-index="201"><draw:image xlink:href="Pictures/100002000000001E0000001CA923CD75.png" xlink:type="simple" xlink:show="embed" xlink:actuate="onLoad"/></draw:frame></draw:a>teka 07:34<text:line-break/>leidžiasi 17:40<text:line-break/> <draw:frame draw:style-name="fr2" draw:name="paveikslai101" text:anchor-type="as-char" svg:y="-0.436cm" svg:width="0.487cm" svg:height="0.508cm" draw:z-index="200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1.A1" office:value-type="string">
            <text:p text:style-name="P14"><text:s/><text:span text:style-name="T4">20</text:span></text:p>
            <text:p text:style-name="P19">trečiadienis</text:p>
          </table:table-cell>
          <table:table-cell table:style-name="Lentelė51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Neįmanoma nusičiaudėti neužsimerkus.</text:span></text:p>
      <text:p text:style-name="P5"/>
      <text:p text:style-name="P2"><draw:line text:anchor-type="paragraph" draw:z-index="20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1/30/2012-11-30/ </text:p>
      <text:p text:style-name="P2"><text:s/></text:p>
      <table:table table:name="Lentelė52" table:style-name="Lentelė52">
        <table:table-column table:style-name="Lentelė52.A"/>
        <table:table-column table:style-name="Lentelė52.B"/>
        <table:table-column table:style-name="Lentelė52.C"/>
        <table:table-row>
          <table:table-cell table:style-name="Lentelė52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04" text:anchor-type="paragraph" svg:x="0.152cm" svg:y="0.049cm" svg:width="0.61cm" svg:height="0.624cm" draw:z-index="205"><draw:image xlink:href="Pictures/100002000000001E0000001CA923CD75.png" xlink:type="simple" xlink:show="embed" xlink:actuate="onLoad"/></draw:frame></draw:a>teka 07:32<text:line-break/>leidžiasi 17:42<text:line-break/> <draw:frame draw:style-name="fr2" draw:name="paveikslai103" text:anchor-type="as-char" svg:y="-0.436cm" svg:width="0.487cm" svg:height="0.508cm" draw:z-index="204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2.A1" office:value-type="string">
            <text:p text:style-name="P14"><text:s/><text:span text:style-name="T4">21</text:span></text:p>
            <text:p text:style-name="P19">ketvirtadienis</text:p>
          </table:table-cell>
          <table:table-cell table:style-name="Lentelė52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Bendras žmogaus odos svoris yra maždaug 2,5 kg.</text:span></text:p>
      <text:p text:style-name="P5"/>
      <text:p text:style-name="P2"><draw:line text:anchor-type="paragraph" draw:z-index="20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1/2012-12-01/ </text:p>
      <text:p text:style-name="P2"><text:s/></text:p>
      <table:table table:name="Lentelė53" table:style-name="Lentelė53">
        <table:table-column table:style-name="Lentelė53.A"/>
        <table:table-column table:style-name="Lentelė53.B"/>
        <table:table-column table:style-name="Lentelė53.C"/>
        <table:table-row>
          <table:table-cell table:style-name="Lentelė53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06" text:anchor-type="paragraph" svg:x="0.152cm" svg:y="0.049cm" svg:width="0.61cm" svg:height="0.624cm" draw:z-index="209"><draw:image xlink:href="Pictures/100002000000001E0000001CA923CD75.png" xlink:type="simple" xlink:show="embed" xlink:actuate="onLoad"/></draw:frame></draw:a>teka 07:29<text:line-break/>leidžiasi 17:44<text:line-break/> <draw:frame draw:style-name="fr2" draw:name="paveikslai105" text:anchor-type="as-char" svg:y="-0.436cm" svg:width="0.487cm" svg:height="0.508cm" draw:z-index="208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3.A1" office:value-type="string">
            <text:p text:style-name="P14"><text:s/><text:span text:style-name="T4">22</text:span></text:p>
            <text:p text:style-name="P19">penktadienis</text:p>
          </table:table-cell>
          <table:table-cell table:style-name="Lentelė53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Šypsodamasis žmogus naudoja vidutiniškai 17 raumenų.</text:span></text:p>
      <text:p text:style-name="P5"/>
      <text:p text:style-name="P2"><draw:line text:anchor-type="paragraph" draw:z-index="21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2/2012-12-02/ </text:p>
      <text:p text:style-name="P2"><text:s/></text:p>
      <table:table table:name="Lentelė54" table:style-name="Lentelė54">
        <table:table-column table:style-name="Lentelė54.A"/>
        <table:table-column table:style-name="Lentelė54.B"/>
        <table:table-column table:style-name="Lentelė54.C"/>
        <table:table-row>
          <table:table-cell table:style-name="Lentelė54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08" text:anchor-type="paragraph" svg:x="0.152cm" svg:y="0.049cm" svg:width="0.61cm" svg:height="0.624cm" draw:z-index="213"><draw:image xlink:href="Pictures/100002000000001E0000001CA923CD75.png" xlink:type="simple" xlink:show="embed" xlink:actuate="onLoad"/></draw:frame></draw:a>teka 07:27<text:line-break/>leidžiasi 17:46<text:line-break/> <draw:frame draw:style-name="fr2" draw:name="paveikslai107" text:anchor-type="as-char" svg:y="-0.436cm" svg:width="0.487cm" svg:height="0.508cm" draw:z-index="212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4.A1" office:value-type="string">
            <text:p text:style-name="P14"><text:s/><text:span text:style-name="T4">23</text:span></text:p>
            <text:p text:style-name="P19">šeštadienis</text:p>
          </table:table-cell>
          <table:table-cell table:style-name="Lentelė54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Susiraukdamas žmogus naudoja vidutiniškai 43 raumenis.</text:span></text:p>
      <text:p text:style-name="P5"/>
      <text:p text:style-name="P2"><draw:line text:anchor-type="paragraph" draw:z-index="21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3/2012-12-03/ </text:p>
      <text:p text:style-name="P2"><text:s/></text:p>
      <table:table table:name="Lentelė55" table:style-name="Lentelė55">
        <table:table-column table:style-name="Lentelė55.A"/>
        <table:table-column table:style-name="Lentelė55.B"/>
        <table:table-column table:style-name="Lentelė55.C"/>
        <table:table-row>
          <table:table-cell table:style-name="Lentelė55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10" text:anchor-type="paragraph" svg:x="0.152cm" svg:y="0.049cm" svg:width="0.61cm" svg:height="0.624cm" draw:z-index="217"><draw:image xlink:href="Pictures/100002000000001E0000001CA923CD75.png" xlink:type="simple" xlink:show="embed" xlink:actuate="onLoad"/></draw:frame></draw:a>teka 07:25<text:line-break/>leidžiasi 17:48<text:line-break/> <draw:frame draw:style-name="fr2" draw:name="paveikslai109" text:anchor-type="as-char" svg:y="-0.436cm" svg:width="0.487cm" svg:height="0.508cm" draw:z-index="216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5.A1" office:value-type="string">
            <text:p text:style-name="P14"><text:s/><text:span text:style-name="T4">24</text:span></text:p>
            <text:p text:style-name="P19">sekmadienis</text:p>
          </table:table-cell>
          <table:table-cell table:style-name="Lentelė55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Dešinysis žmogaus plautis priima daugiau oro negu kairysis.</text:span></text:p>
      <text:p text:style-name="P5"/>
      <text:p text:style-name="P2"><draw:line text:anchor-type="paragraph" draw:z-index="218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4/2012-12-04/ </text:p>
      <text:p text:style-name="P2"><text:s/></text:p>
      <table:table table:name="Lentelė56" table:style-name="Lentelė56">
        <table:table-column table:style-name="Lentelė56.A"/>
        <table:table-column table:style-name="Lentelė56.B"/>
        <table:table-column table:style-name="Lentelė56.C"/>
        <table:table-row>
          <table:table-cell table:style-name="Lentelė56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12" text:anchor-type="paragraph" svg:x="0.152cm" svg:y="0.049cm" svg:width="0.61cm" svg:height="0.624cm" draw:z-index="221"><draw:image xlink:href="Pictures/100002000000001E0000001CA923CD75.png" xlink:type="simple" xlink:show="embed" xlink:actuate="onLoad"/></draw:frame></draw:a>teka 07:22<text:line-break/>leidžiasi 17:50<text:line-break/> <draw:frame draw:style-name="fr2" draw:name="paveikslai111" text:anchor-type="as-char" svg:y="-0.436cm" svg:width="0.487cm" svg:height="0.508cm" draw:z-index="220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6.A1" office:value-type="string">
            <text:p text:style-name="P14"><text:s/><text:span text:style-name="T4">25</text:span></text:p>
            <text:p text:style-name="P19">pirmadienis</text:p>
          </table:table-cell>
          <table:table-cell table:style-name="Lentelė56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Fiziškai yra neįmanoma nusičiaudėti atsimerkus.</text:span></text:p>
      <text:p text:style-name="P5"/>
      <text:p text:style-name="P2"><draw:line text:anchor-type="paragraph" draw:z-index="222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5/2012-12-05/ </text:p>
      <text:p text:style-name="P2"><text:s/></text:p>
      <table:table table:name="Lentelė57" table:style-name="Lentelė57">
        <table:table-column table:style-name="Lentelė57.A"/>
        <table:table-column table:style-name="Lentelė57.B"/>
        <table:table-column table:style-name="Lentelė57.C"/>
        <table:table-row>
          <table:table-cell table:style-name="Lentelė57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14" text:anchor-type="paragraph" svg:x="0.152cm" svg:y="0.049cm" svg:width="0.61cm" svg:height="0.624cm" draw:z-index="225"><draw:image xlink:href="Pictures/100002000000001E0000001CA923CD75.png" xlink:type="simple" xlink:show="embed" xlink:actuate="onLoad"/></draw:frame></draw:a>teka 07:20<text:line-break/>leidžiasi 17:52<text:line-break/> <draw:frame draw:style-name="fr2" draw:name="paveikslai113" text:anchor-type="as-char" svg:y="-0.436cm" svg:width="0.487cm" svg:height="0.508cm" draw:z-index="224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7.A1" office:value-type="string">
            <text:p text:style-name="P14"><text:s/><text:span text:style-name="T4">26</text:span></text:p>
            <text:p text:style-name="P19">antradienis</text:p>
          </table:table-cell>
          <table:table-cell table:style-name="Lentelė57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Žmogaus šonkauliai sujuda maždaug 5 milijonus kartų per metus (kvėpuojant).</text:span></text:p>
      <text:p text:style-name="P5"/>
      <text:p text:style-name="P2"><draw:line text:anchor-type="paragraph" draw:z-index="226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6/2012-12-06/ </text:p>
      <text:p text:style-name="P2"><text:s/></text:p>
      <table:table table:name="Lentelė58" table:style-name="Lentelė58">
        <table:table-column table:style-name="Lentelė58.A"/>
        <table:table-column table:style-name="Lentelė58.B"/>
        <table:table-column table:style-name="Lentelė58.C"/>
        <table:table-row>
          <table:table-cell table:style-name="Lentelė58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16" text:anchor-type="paragraph" svg:x="0.152cm" svg:y="0.049cm" svg:width="0.61cm" svg:height="0.624cm" draw:z-index="229"><draw:image xlink:href="Pictures/100002000000001E0000001CA923CD75.png" xlink:type="simple" xlink:show="embed" xlink:actuate="onLoad"/></draw:frame></draw:a>teka 07:18<text:line-break/>leidžiasi 17:55<text:line-break/> <draw:frame draw:style-name="fr2" draw:name="paveikslai115" text:anchor-type="as-char" svg:y="-0.436cm" svg:width="0.487cm" svg:height="0.508cm" draw:z-index="228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8.A1" office:value-type="string">
            <text:p text:style-name="P14"><text:s/><text:span text:style-name="T4">27</text:span></text:p>
            <text:p text:style-name="P19">trečiadienis</text:p>
          </table:table-cell>
          <table:table-cell table:style-name="Lentelė58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Vyrai žagsi dažniau negu moterys.</text:span></text:p>
      <text:p text:style-name="P5"/>
      <text:p text:style-name="P2"><draw:line text:anchor-type="paragraph" draw:z-index="230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7/2012-12-07/ </text:p>
      <text:p text:style-name="P2"><text:s/></text:p>
      <table:table table:name="Lentelė59" table:style-name="Lentelė59">
        <table:table-column table:style-name="Lentelė59.A"/>
        <table:table-column table:style-name="Lentelė59.B"/>
        <table:table-column table:style-name="Lentelė59.C"/>
        <table:table-row>
          <table:table-cell table:style-name="Lentelė59.A1" office:value-type="string">
            <text:p text:style-name="P8"><text:s/></text:p>
            <text:p text:style-name="P10"><text:s/>Vasaris</text:p>
            <text:p text:style-name="P12"/>
            <text:p text:style-name="P13"/>
            <text:p text:style-name="P18"><draw:a xlink:type="simple" xlink:href="http://day.lt/saule_miestuose"><draw:frame draw:style-name="fr1" draw:name="paveikslai118" text:anchor-type="paragraph" svg:x="0.152cm" svg:y="0.049cm" svg:width="0.61cm" svg:height="0.624cm" draw:z-index="233"><draw:image xlink:href="Pictures/100002000000001E0000001CA923CD75.png" xlink:type="simple" xlink:show="embed" xlink:actuate="onLoad"/></draw:frame></draw:a>teka 07:15<text:line-break/>leidžiasi 17:57<text:line-break/> <draw:frame draw:style-name="fr2" draw:name="paveikslai117" text:anchor-type="as-char" svg:y="-0.436cm" svg:width="0.487cm" svg:height="0.508cm" draw:z-index="232"><draw:image xlink:href="Pictures/10000000000000180000001985DAE27B.png" xlink:type="simple" xlink:show="embed" xlink:actuate="onLoad"/></draw:frame><text:span text:style-name="T3"> <text:s/></text:span></text:p>
          </table:table-cell>
          <table:table-cell table:style-name="Lentelė59.A1" office:value-type="string">
            <text:p text:style-name="P14"><text:s/><text:span text:style-name="T4">28</text:span></text:p>
            <text:p text:style-name="P19">ketvirtadienis</text:p>
          </table:table-cell>
          <table:table-cell table:style-name="Lentelė59.A1" office:value-type="string">
            <text:p text:style-name="P9"><text:s/></text:p>
            <text:p text:style-name="P11">2013</text:p>
            <text:p text:style-name="P16"/>
            <text:p text:style-name="P17"><text:line-break/></text:p>
          </table:table-cell>
        </table:table-row>
      </table:table>
      <text:p text:style-name="P3"/>
      <text:p text:style-name="P4"/>
      <text:p text:style-name="P5"><text:span text:style-name="T5">Ar žinai? </text:span><text:span text:style-name="T6"><text:s/>Dauguma žmonių vorų bijo labiau nei mirties.</text:span></text:p>
      <text:p text:style-name="P5"/>
      <text:p text:style-name="P2"><draw:line text:anchor-type="paragraph" draw:z-index="234" draw:style-name="gr1" draw:text-style-name="P20" svg:x1="-2.56cm" svg:y1="0.464cm" svg:x2="12.211cm" svg:y2="0.464cm"><text:p/></draw:line></text:p>
      <text:p text:style-name="P2"/>
      <text:p text:style-name="P7">AR SUGALVOSI?</text:p>
      <text:p text:style-name="P6"/>
      <text:p text:style-name="P2">http://galvosukykla.wordpress.com/2012/12/08/2012-12-08/ 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999999"/>
    </style:style>
    <style:style style:name="MP2" style:family="paragraph" style:parent-style-name="Footer">
      <style:paragraph-properties fo:text-align="end" style:justify-single-word="false"/>
      <style:text-properties fo:color="#666666"/>
    </style:style>
    <style:style style:name="M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MT2" style:family="text">
      <style:text-properties style:font-name="Verdana" fo:font-weight="bold" style:font-name-asian="Verdana" style:font-weight-asian="bold" style:font-name-complex="Verdana" style:font-weight-complex="bold"/>
    </style:style>
    <style:page-layout style:name="Mpm1">
      <style:page-layout-properties fo:page-width="14.801cm" fo:page-height="21.001cm" style:num-format="1" style:print-orientation="portrait" fo:margin-top="2cm" fo:margin-bottom="0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1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1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2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3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4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0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5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7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5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0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1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2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3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4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5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6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7" style:page-layout-name="Mpm1">
      <style:footer>
        <text:p text:style-name="MP1"><text:span text:style-name="MT1">.</text:span><text:span text:style-name="MT2">Galvosukykla.lt </text:span></text:p>
        <text:p text:style-name="MP2"/>
      </style:footer>
    </style:master-page>
    <style:master-page style:name="Numatytasis68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  <style:master-page style:name="Numatytasis69" style:page-layout-name="Mpm1">
      <style:footer>
        <text:p text:style-name="MP1"><text:span text:style-name="MT1"><text:s/>.</text:span><text:span text:style-name="MT2">Galvosukykla.lt 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e </meta:initial-creator>
    <meta:creation-date>2012-12-26T18:34:52</meta:creation-date>
    <dc:date>2012-12-26T18:40:09</dc:date>
    <dc:creator>nijole </dc:creator>
    <meta:editing-duration>PT3M11S</meta:editing-duration>
    <meta:editing-cycles>3</meta:editing-cycles>
    <meta:generator>LibreOffice/3.5$Linux_x86 LibreOffice_project/350m1$Build-2</meta:generator>
    <meta:document-statistic meta:table-count="59" meta:image-count="118" meta:object-count="0" meta:page-count="117" meta:paragraph-count="782" meta:word-count="1404" meta:character-count="13671" meta:non-whitespace-character-count="11938"/>
  </office:meta>
</office:document-meta>
</file>